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13e0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a8920" officeooo:paragraph-rsid="004a8920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13e01"/>
    </style:style>
    <style:style style:name="P14" style:family="paragraph" style:parent-style-name="Heading_20_1" style:list-style-name="" style:master-page-name="First_20_Page">
      <style:paragraph-properties fo:margin-left="0cm" fo:margin-right="0cm" fo:text-indent="0cm" style:auto-text-indent="false" style:page-number="1"/>
    </style:style>
    <style:style style:name="P15" style:family="paragraph" style:parent-style-name="Standard" style:list-style-name="">
      <style:paragraph-properties fo:margin-left="0cm" fo:margin-right="0cm" fo:text-indent="0cm" style:auto-text-indent="false"/>
    </style:style>
    <style:style style:name="P16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7937eb"/>
    </style:style>
    <style:style style:name="T4" style:family="text">
      <style:text-properties officeooo:rsid="0084a124"/>
    </style:style>
    <style:style style:name="T5" style:family="text">
      <style:text-properties style:use-window-font-color="true" loext:opacity="0%" fo:font-size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ДОДАТОК <text:span text:style-name="T4">Б</text:span></text:h>
      <text:p text:style-name="P15"/>
      <text:p text:style-name="P5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8">“ЗАТВЕРДЖЕНО”</text:p>
      <text:p text:style-name="P8">Керівник роботи </text:p>
      <text:p text:style-name="P8">Світлана ПОПЕРЕШНЯК</text:p>
      <text:p text:style-name="P8">“20”листопада 2023 р.</text:p>
      <text:p text:style-name="P5"/>
      <text:p text:style-name="P5"/>
      <text:p text:style-name="P5"/>
      <text:p text:style-name="P5"/>
      <text:p text:style-name="P9">Файлова система з консольним інтерфейсом</text:p>
      <text:p text:style-name="P10">Опис програми</text:p>
      <text:p text:style-name="P5">КПІ.ІП-1123.045440.0<text:span text:style-name="T3">5</text:span>.<text:span text:style-name="T3">13</text:span></text:p>
      <text:p text:style-name="P5"/>
      <text:p text:style-name="P5"/>
      <text:p text:style-name="P5"/>
      <text:p text:style-name="P5"/>
      <text:p text:style-name="P5"/>
      <text:p text:style-name="P7">“ПОГОДЖЕНО” </text:p>
      <text:p text:style-name="P7">Керівник роботи:</text:p>
      <text:p text:style-name="P7"><text:span text:style-name="T1">ПОПЕРЕШНЯК</text:span> С.В.</text:p>
      <text:p text:style-name="P7"/>
      <text:p text:style-name="P11">Консультант:<text:tab/><text:tab/><text:tab/><text:tab/><text:tab/><text:tab/><text:tab/><text:span text:style-name="T2">Виконавець:</text:span></text:p>
      <text:p text:style-name="P11">ГОЛОВЧЕНКО М.М.<text:tab/><text:tab/><text:tab/><text:tab/><text:tab/><text:tab/><text:span text:style-name="T2">П</text:span>АНЧЕНКО<text:span text:style-name="T2"> С.В.</text:span></text:p>
      <text:p text:style-name="P12"/>
      <text:p text:style-name="P5"/>
      <text:p text:style-name="P6"><text:bookmark text:name="_gjdgxs"/>Київ – 2023</text:p>
      <text:p text:style-name="P13"><text:soft-page-break/>// ../Source/CppFuse/Helpers/ASharedLock.hpp</text:p>
      <text:p text:style-name="P13"/>
      <text:p text:style-name="P13">#ifndef CPPFUSE_ASHAREDLOCK_HPP</text:p>
      <text:p text:style-name="P13">#define CPPFUSE_ASHAREDLOCK_HPP</text:p>
      <text:p text:style-name="P13"/>
      <text:p text:style-name="P13">#include &lt;RwLock/TRwLock.hpp&gt;</text:p>
      <text:p text:style-name="P13"/>
      <text:p text:style-name="P13">namespace cppfuse {</text:p>
      <text:p text:style-name="P13"/>
      <text:p text:style-name="P13">template&lt;typename T&gt;</text:p>
      <text:p text:style-name="P13">using ASharedRwLock = std::shared_ptr&lt;rwl::TRwLock&lt;T&gt;&gt;;</text:p>
      <text:p text:style-name="P13"/>
      <text:p text:style-name="P13">template&lt;typename T&gt;</text:p>
      <text:p text:style-name="P13">using AWeakRwLock = std::weak_ptr&lt;rwl::TRwLock&lt;T&gt;&gt;;</text:p>
      <text:p text:style-name="P13"/>
      <text:p text:style-name="P13">template&lt;typename T, typename... Args&gt;</text:p>
      <text:p text:style-name="P13">inline ASharedRwLock&lt;T&gt; MakeSharedRwLock(Args... args) {</text:p>
      <text:p text:style-name="P13"><text:s text:c="4"/>return std::make_shared&lt;rwl::TRwLock&lt;T&gt;&gt;(args...);</text:p>
      <text:p text:style-name="P13">}</text:p>
      <text:p text:style-name="P13"/>
      <text:p text:style-name="P13">}</text:p>
      <text:p text:style-name="P13"/>
      <text:p text:style-name="P13">#endif //CPPFUSE_ASHAREDLOCK_HPP</text:p>
      <text:p text:style-name="P13"/>
      <text:p text:style-name="P13"/>
      <text:p text:style-name="P13">// ../Source/CppFuse/Helpers/NSHelperFuncs.hpp</text:p>
      <text:p text:style-name="P13"/>
      <text:p text:style-name="P13">#ifndef CPPFUSE_NSHELPERFUNCS_HPP</text:p>
      <text:p text:style-name="P13">#define CPPFUSE_NSHELPERFUNCS_HPP</text:p>
      <text:p text:style-name="P13"/>
      <text:p text:style-name="P13">#include &lt;concepts&gt;</text:p>
      <text:p text:style-name="P13"><text:soft-page-break/></text:p>
      <text:p text:style-name="P13">namespace cppfuse::NSHelperFuncs {</text:p>
      <text:p text:style-name="P13"/>
      <text:p text:style-name="P13"><text:s text:c="4"/>template&lt;std::integral T&gt;</text:p>
      <text:p text:style-name="P13"><text:s text:c="4"/>constexpr bool IsHasFlag(T value, T flag) {</text:p>
      <text:p text:style-name="P13"><text:s text:c="8"/>return (value &amp; flag) == flag;</text:p>
      <text:p text:style-name="P13"><text:s text:c="4"/>}</text:p>
      <text:p text:style-name="P13"/>
      <text:p text:style-name="P13">}</text:p>
      <text:p text:style-name="P13"/>
      <text:p text:style-name="P13"/>
      <text:p text:style-name="P13"/>
      <text:p text:style-name="P13">#endif //CPPFUSE_NSHELPERFUNCS_HPP</text:p>
      <text:p text:style-name="P13"/>
      <text:p text:style-name="P13"/>
      <text:p text:style-name="P13">// ../Source/CppFuse/Views/TFileSystemClientCLI.hpp</text:p>
      <text:p text:style-name="P13"/>
      <text:p text:style-name="P13">#ifndef CPPFUSE_TFILESYSTEMCLIENTCLI_HPP</text:p>
      <text:p text:style-name="P13">#define CPPFUSE_TFILESYSTEMCLIENTCLI_HPP</text:p>
      <text:p text:style-name="P13"/>
      <text:p text:style-name="P13">#include &lt;CLI/CLI.hpp&gt;</text:p>
      <text:p text:style-name="P13"/>
      <text:p text:style-name="P13">namespace fs = std::filesystem;</text:p>
      <text:p text:style-name="P13"/>
      <text:p text:style-name="P13">namespace cppfuse {</text:p>
      <text:p text:style-name="P13"/>
      <text:p text:style-name="P13">class TFileSystemClientCLI : public CLI::App {</text:p>
      <text:p text:style-name="P13"><text:s text:c="4"/>public:</text:p>
      <text:p text:style-name="P13"><text:s text:c="4"/>TFileSystemClientCLI();</text:p>
      <text:p text:style-name="P13"/>
      <text:p text:style-name="P13"><text:s text:c="4"/>public:</text:p>
      <text:p text:style-name="P13"><text:soft-page-break/><text:s text:c="4"/>template&lt;unsigned long BufferSize&gt;</text:p>
      <text:p text:style-name="P13"><text:s text:c="4"/>static void FindByName(const fs::path&amp; pipePath, const std::string&amp; fileName, std::array&lt;char, BufferSize&gt;&amp; buffer) {</text:p>
      <text:p text:style-name="P13"><text:s text:c="8"/>{</text:p>
      <text:p text:style-name="P13"><text:s text:c="12"/>auto fOut = std::ofstream(pipePath);</text:p>
      <text:p text:style-name="P13"><text:s text:c="12"/>if(!fOut.is_open()) {</text:p>
      <text:p text:style-name="P13"><text:s text:c="16"/>throw std::invalid_argument(s_sError.data());</text:p>
      <text:p text:style-name="P13"><text:s text:c="12"/>}</text:p>
      <text:p text:style-name="P13"><text:s text:c="12"/>fOut &lt;&lt; fileName;</text:p>
      <text:p text:style-name="P13"><text:s text:c="8"/>}</text:p>
      <text:p text:style-name="P13"><text:s text:c="8"/>{</text:p>
      <text:p text:style-name="P13"><text:s text:c="12"/>auto fIn = std::ifstream(pipePath);</text:p>
      <text:p text:style-name="P13"><text:s text:c="12"/>if(!fIn.is_open()) {</text:p>
      <text:p text:style-name="P13"><text:s text:c="16"/>throw std::invalid_argument(s_sError.data());</text:p>
      <text:p text:style-name="P13"><text:s text:c="12"/>}</text:p>
      <text:p text:style-name="P13"><text:s text:c="12"/>fIn.read(buffer.data(), buffer.size());</text:p>
      <text:p text:style-name="P13"><text:s text:c="8"/>}</text:p>
      <text:p text:style-name="P13"><text:s text:c="4"/>}</text:p>
      <text:p text:style-name="P13"/>
      <text:p text:style-name="P13"><text:s text:c="4"/>protected:</text:p>
      <text:p text:style-name="P13"><text:s text:c="4"/>void Process() const;</text:p>
      <text:p text:style-name="P13"/>
      <text:p text:style-name="P13"><text:s text:c="4"/>protected:</text:p>
      <text:p text:style-name="P13"><text:s text:c="4"/>fs::path m_xPipePath;</text:p>
      <text:p text:style-name="P13"><text:s text:c="4"/>std::string m_sFileName;</text:p>
      <text:p text:style-name="P13"><text:s text:c="4"/>static constexpr std::string_view s_sError = "Can not open the pipe for writing";</text:p>
      <text:p text:style-name="P13">};</text:p>
      <text:p text:style-name="P13"/>
      <text:p text:style-name="P13">}</text:p>
      <text:p text:style-name="P13"/>
      <text:p text:style-name="P13">#endif //CPPFUSE_TFILESYSTEMCLIENTCLI_HPP</text:p>
      <text:p text:style-name="P13"><text:soft-page-break/></text:p>
      <text:p text:style-name="P13"/>
      <text:p text:style-name="P13">// ../Source/CppFuse/Views/TFileSystemClientCLI.cpp</text:p>
      <text:p text:style-name="P13"/>
      <text:p text:style-name="P13">#include &lt;CppFuse/Views/TFileSystemClientCLI.hpp&gt;</text:p>
      <text:p text:style-name="P13"/>
      <text:p text:style-name="P13">namespace cppfuse {</text:p>
      <text:p text:style-name="P13"/>
      <text:p text:style-name="P13">static constexpr unsigned long s_uBufferSize = 1000;</text:p>
      <text:p text:style-name="P13"/>
      <text:p text:style-name="P13">TFileSystemClientCLI::TFileSystemClientCLI() : CLI::App("FindByName") {</text:p>
      <text:p text:style-name="P13"><text:s text:c="4"/>add_option("--pipe-point,-p", m_xPipePath, "Pipe point")</text:p>
      <text:p text:style-name="P13"><text:s text:c="8"/>-&gt;required(true)-&gt;check(CLI::ExistingFile);</text:p>
      <text:p text:style-name="P13"><text:s text:c="4"/>add_option("--file-name,-f", m_sFileName, "File name")</text:p>
      <text:p text:style-name="P13"><text:s text:c="8"/>-&gt;required(true);</text:p>
      <text:p text:style-name="P13"><text:s text:c="4"/>parse_complete_callback([this]() { Process(); });</text:p>
      <text:p text:style-name="P13">}</text:p>
      <text:p text:style-name="P13"/>
      <text:p text:style-name="P13">void TFileSystemClientCLI::Process() const {</text:p>
      <text:p text:style-name="P13"><text:s text:c="4"/>auto buffer = std::array&lt;char, s_uBufferSize&gt;();</text:p>
      <text:p text:style-name="P13"><text:s text:c="4"/>TFileSystemClientCLI::FindByName(m_xPipePath, m_sFileName, buffer);</text:p>
      <text:p text:style-name="P13"><text:s text:c="4"/>std::cout &lt;&lt; buffer.data();</text:p>
      <text:p text:style-name="P13">}</text:p>
      <text:p text:style-name="P13"/>
      <text:p text:style-name="P13">}</text:p>
      <text:p text:style-name="P13"/>
      <text:p text:style-name="P13"/>
      <text:p text:style-name="P13"/>
      <text:p text:style-name="P13"/>
      <text:p text:style-name="P13">// ../Source/CppFuse/Views/TFileSystemCLI.hpp</text:p>
      <text:p text:style-name="P13"/>
      <text:p text:style-name="P13"><text:soft-page-break/>#ifndef CPPFUSE_TFILESYSTEMCLI_HPP</text:p>
      <text:p text:style-name="P13">#define CPPFUSE_TFILESYSTEMCLI_HPP</text:p>
      <text:p text:style-name="P13"/>
      <text:p text:style-name="P13">#include &lt;CLI/CLI.hpp&gt;</text:p>
      <text:p text:style-name="P13"/>
      <text:p text:style-name="P13">namespace cppfuse {</text:p>
      <text:p text:style-name="P13"/>
      <text:p text:style-name="P13">class TFileSystemCLI : public CLI::App {</text:p>
      <text:p text:style-name="P13"><text:s text:c="4"/>public:</text:p>
      <text:p text:style-name="P13"><text:s text:c="4"/>TFileSystemCLI();</text:p>
      <text:p text:style-name="P13">};</text:p>
      <text:p text:style-name="P13"/>
      <text:p text:style-name="P13">}</text:p>
      <text:p text:style-name="P13"/>
      <text:p text:style-name="P13">#endif //CPPFUSE_TFILESYSTEMCLI_HPP</text:p>
      <text:p text:style-name="P13"/>
      <text:p text:style-name="P13"/>
      <text:p text:style-name="P13">// ../Source/CppFuse/Views/TFileSystemCLI.cpp</text:p>
      <text:p text:style-name="P13"/>
      <text:p text:style-name="P13">#include &lt;CppFuse/Views/TFileSystemCLI.hpp&gt;</text:p>
      <text:p text:style-name="P13">#include &lt;CppFuse/Controllers/TFileSystem.hpp&gt;</text:p>
      <text:p text:style-name="P13"/>
      <text:p text:style-name="P13">namespace cppfuse {</text:p>
      <text:p text:style-name="P13"/>
      <text:p text:style-name="P13">TFileSystemCLI::TFileSystemCLI() : CLI::App("CppFuse") {</text:p>
      <text:p text:style-name="P13"><text:s text:c="4"/>const auto fg = add_flag("--foreground-process,-f", "Keep as foreground process");</text:p>
      <text:p text:style-name="P13"><text:s text:c="4"/>add_flag("--no-threads,-n", "Disable multiple threads support");</text:p>
      <text:p text:style-name="P13"><text:s text:c="4"/>add_flag("--debug,-d", "Show debug messages")-&gt;needs(fg);</text:p>
      <text:p text:style-name="P13"><text:s text:c="4"/>add_option("--mount-point,-m", "Mount point")</text:p>
      <text:p text:style-name="P13"><text:s text:c="8"/>-&gt;required(true)-&gt;check(CLI::ExistingDirectory);</text:p>
      <text:p text:style-name="P13"><text:s text:c="4"/>add_option("--pipe-point,-p", TFileSystem::FifoPath, "Pipe point")</text:p>
      <text:p text:style-name="P13"><text:soft-page-break/><text:s text:c="8"/>-&gt;required(true)-&gt;check(CLI::ExistingFile);</text:p>
      <text:p text:style-name="P13"><text:s text:c="4"/>parse_complete_callback([this]() {</text:p>
      <text:p text:style-name="P13"><text:s text:c="8"/>std::vector&lt;const char*&gt; args = {fs::current_path().c_str()};</text:p>
      <text:p text:style-name="P13"><text:s text:c="8"/>if(get_option("--foreground-process")-&gt;as&lt;bool&gt;()) {</text:p>
      <text:p text:style-name="P13"><text:s text:c="12"/>args.push_back("-f");</text:p>
      <text:p text:style-name="P13"><text:s text:c="8"/>}</text:p>
      <text:p text:style-name="P13"><text:s text:c="8"/>if(get_option("--debug")-&gt;as&lt;bool&gt;()) {</text:p>
      <text:p text:style-name="P13"><text:s text:c="12"/>args.push_back("-d");</text:p>
      <text:p text:style-name="P13"><text:s text:c="8"/>}</text:p>
      <text:p text:style-name="P13"><text:s text:c="8"/>if(get_option("--no-threads")-&gt;as&lt;bool&gt;()) {</text:p>
      <text:p text:style-name="P13"><text:s text:c="12"/>args.push_back("-s");</text:p>
      <text:p text:style-name="P13"><text:s text:c="8"/>}</text:p>
      <text:p text:style-name="P13"><text:s text:c="8"/>args.push_back(get_option("--mount-point")-&gt;as&lt;fs::path&gt;().c_str());</text:p>
      <text:p text:style-name="P13"><text:s text:c="8"/>cppfuse::TFileSystem::Init(static_cast&lt;int&gt;(args.size()), const_cast&lt;char**&gt;(args.data()));</text:p>
      <text:p text:style-name="P13"><text:s text:c="4"/>});</text:p>
      <text:p text:style-name="P13">}</text:p>
      <text:p text:style-name="P13"/>
      <text:p text:style-name="P13">}</text:p>
      <text:p text:style-name="P13"/>
      <text:p text:style-name="P13"/>
      <text:p text:style-name="P13">// ../Source/CppFuse/Models/NNFileAccess.hpp</text:p>
      <text:p text:style-name="P13"/>
      <text:p text:style-name="P13">#ifndef CPPFUSE_NNFILEACCESS_HPP</text:p>
      <text:p text:style-name="P13">#define CPPFUSE_NNFILEACCESS_HPP</text:p>
      <text:p text:style-name="P13"/>
      <text:p text:style-name="P13">namespace cppfuse {</text:p>
      <text:p text:style-name="P13"/>
      <text:p text:style-name="P13">namespace NNFileAccess {</text:p>
      <text:p text:style-name="P13"><text:s text:c="4"/>enum NFileAccess {</text:p>
      <text:p text:style-name="P13"><text:s text:c="8"/>Ok = 0,</text:p>
      <text:p text:style-name="P13"><text:soft-page-break/><text:s text:c="8"/>Restricted = -1</text:p>
      <text:p text:style-name="P13"><text:s text:c="4"/>};</text:p>
      <text:p text:style-name="P13">}</text:p>
      <text:p text:style-name="P13"/>
      <text:p text:style-name="P13">using NFileAccess = NNFileAccess::NFileAccess;</text:p>
      <text:p text:style-name="P13"/>
      <text:p text:style-name="P13">}</text:p>
      <text:p text:style-name="P13"/>
      <text:p text:style-name="P13">#endif //CPPFUSE_NNFILEACCESS_HPP</text:p>
      <text:p text:style-name="P13"/>
      <text:p text:style-name="P13"/>
      <text:p text:style-name="P13">// ../Source/CppFuse/Models/TFileObjects.cpp</text:p>
      <text:p text:style-name="P13"/>
      <text:p text:style-name="P13">#include &lt;CppFuse/Models/TFileObjects.hpp&gt;</text:p>
      <text:p text:style-name="P13">#include &lt;CppFuse/Controllers/TSetFileParameter.hpp&gt;</text:p>
      <text:p text:style-name="P13"/>
      <text:p text:style-name="P13">#define FUSE_USE_VERSION 30</text:p>
      <text:p text:style-name="P13">#include &lt;fuse3/fuse.h&gt;</text:p>
      <text:p text:style-name="P13"/>
      <text:p text:style-name="P13">namespace cppfuse {</text:p>
      <text:p text:style-name="P13"/>
      <text:p text:style-name="P13">static void Update(rwl::TRwLockWriteGuard&lt;TLink&gt;&amp; writeObj, const fs::path&amp; path) {</text:p>
      <text:p text:style-name="P13"><text:s text:c="4"/>writeObj-&gt;LinkTo = path;</text:p>
      <text:p text:style-name="P13">}</text:p>
      <text:p text:style-name="P13"/>
      <text:p text:style-name="P13">template&lt;typename T, typename... Args&gt;</text:p>
      <text:p text:style-name="P13">static ASharedRwLock&lt;T&gt; DoNew(const std::string&amp; name, mode_t mode, const ASharedRwLock&lt;TDirectory&gt;&amp; parent, Args&amp;&amp; ... args) {</text:p>
      <text:p text:style-name="P13"><text:s text:c="4"/>const auto obj = MakeSharedRwLock&lt;T&gt;();</text:p>
      <text:p text:style-name="P13"><text:s text:c="4"/>{</text:p>
      <text:p text:style-name="P13"><text:s text:c="8"/>auto objWrite = obj-&gt;Write();</text:p>
      <text:p text:style-name="P13"><text:soft-page-break/><text:s text:c="8"/>TSetInfoName{name}(objWrite);</text:p>
      <text:p text:style-name="P13"><text:s text:c="8"/>TSetInfoMode{mode}(objWrite);</text:p>
      <text:p text:style-name="P13"/>
      <text:p text:style-name="P13"><text:s text:c="8"/>const auto context = fuse_get_context();</text:p>
      <text:p text:style-name="P13"><text:s text:c="8"/>TSetInfoUid{context-&gt;uid}(objWrite);</text:p>
      <text:p text:style-name="P13"><text:s text:c="8"/>TSetInfoGid{context-&gt;gid}(objWrite);</text:p>
      <text:p text:style-name="P13"/>
      <text:p text:style-name="P13"><text:s text:c="8"/>if constexpr(std::same_as&lt;T, TLink&gt;) {</text:p>
      <text:p text:style-name="P13"><text:s text:c="12"/>Update(objWrite, args...);</text:p>
      <text:p text:style-name="P13"><text:s text:c="8"/>}</text:p>
      <text:p text:style-name="P13"><text:s text:c="4"/>}</text:p>
      <text:p text:style-name="P13"><text:s text:c="4"/>TSetInfoParent{parent}(obj);</text:p>
      <text:p text:style-name="P13"><text:s text:c="4"/>return obj;</text:p>
      <text:p text:style-name="P13">}</text:p>
      <text:p text:style-name="P13"/>
      <text:p text:style-name="P13">ASharedRwLock&lt;TDirectory&gt; TDirectory::New(const std::string&amp; name, mode_t mode, const ASharedRwLock&lt;cppfuse::TDirectory&gt;&amp; parent) {</text:p>
      <text:p text:style-name="P13"><text:s text:c="4"/>return DoNew&lt;TDirectory&gt;(name, mode, parent);</text:p>
      <text:p text:style-name="P13">}</text:p>
      <text:p text:style-name="P13"/>
      <text:p text:style-name="P13">ASharedRwLock&lt;TRegularFile&gt; TRegularFile::New(const std::string&amp; name, mode_t mode, const ASharedRwLock&lt;cppfuse::TDirectory&gt;&amp; parent) {</text:p>
      <text:p text:style-name="P13"><text:s text:c="4"/>return DoNew&lt;TRegularFile&gt;(name, mode, parent);</text:p>
      <text:p text:style-name="P13">}</text:p>
      <text:p text:style-name="P13"/>
      <text:p text:style-name="P13">ASharedRwLock&lt;TLink&gt; TLink::New(const std::string&amp; name, mode_t mode, const ASharedRwLock&lt;cppfuse::TDirectory&gt;&amp; parent, const fs::path&amp; path) {</text:p>
      <text:p text:style-name="P13"><text:s text:c="4"/>return DoNew&lt;TLink&gt;(name, mode, parent, path);</text:p>
      <text:p text:style-name="P13">}</text:p>
      <text:p text:style-name="P13"/>
      <text:p text:style-name="P13">}</text:p>
      <text:p text:style-name="P13"><text:soft-page-break/></text:p>
      <text:p text:style-name="P13">// ../Source/CppFuse/Models/NNFileType.hpp</text:p>
      <text:p text:style-name="P13"/>
      <text:p text:style-name="P13">#ifndef CPPFUSE_NNFILETYPE_HPP</text:p>
      <text:p text:style-name="P13">#define CPPFUSE_NNFILETYPE_HPP</text:p>
      <text:p text:style-name="P13"/>
      <text:p text:style-name="P13">#include &lt;sys/stat.h&gt;</text:p>
      <text:p text:style-name="P13"/>
      <text:p text:style-name="P13">namespace cppfuse {</text:p>
      <text:p text:style-name="P13"/>
      <text:p text:style-name="P13">namespace NNFileType {</text:p>
      <text:p text:style-name="P13"><text:s text:c="4"/>enum NFileType {</text:p>
      <text:p text:style-name="P13"><text:s text:c="8"/>Directory = S_IFDIR,</text:p>
      <text:p text:style-name="P13"><text:s text:c="8"/>File = S_IFREG,</text:p>
      <text:p text:style-name="P13"><text:s text:c="8"/>Link = S_IFLNK</text:p>
      <text:p text:style-name="P13"><text:s text:c="4"/>};</text:p>
      <text:p text:style-name="P13">}</text:p>
      <text:p text:style-name="P13"/>
      <text:p text:style-name="P13">using NFileType = NNFileType::NFileType;</text:p>
      <text:p text:style-name="P13"/>
      <text:p text:style-name="P13">}</text:p>
      <text:p text:style-name="P13"/>
      <text:p text:style-name="P13">#endif //CPPFUSE_NNFILETYPE_HPP</text:p>
      <text:p text:style-name="P13"/>
      <text:p text:style-name="P13"/>
      <text:p text:style-name="P13">// ../Source/CppFuse/Models/TFileObjects.hpp</text:p>
      <text:p text:style-name="P13"/>
      <text:p text:style-name="P13">#ifndef CPPFUSE_TFILEOBJECTS_HPP</text:p>
      <text:p text:style-name="P13">#define CPPFUSE_TFILEOBJECTS_HPP</text:p>
      <text:p text:style-name="P13"/>
      <text:p text:style-name="P13">#include &lt;CppFuse/Models/TFile.hpp&gt;</text:p>
      <text:p text:style-name="P13"><text:soft-page-break/>#include &lt;CppFuse/Models/NNFileType.hpp&gt;</text:p>
      <text:p text:style-name="P13"/>
      <text:p text:style-name="P13">#include &lt;variant&gt;</text:p>
      <text:p text:style-name="P13">#include &lt;vector&gt;</text:p>
      <text:p text:style-name="P13">#include &lt;filesystem&gt;</text:p>
      <text:p text:style-name="P13"/>
      <text:p text:style-name="P13">namespace cppfuse {</text:p>
      <text:p text:style-name="P13"/>
      <text:p text:style-name="P13">class TDirectory;</text:p>
      <text:p text:style-name="P13">class TRegularFile;</text:p>
      <text:p text:style-name="P13">class TLink;</text:p>
      <text:p text:style-name="P13"/>
      <text:p text:style-name="P13">using ASharedFileVariant = std::variant&lt;</text:p>
      <text:p text:style-name="P13"><text:s text:c="4"/>ASharedRwLock&lt;TDirectory&gt;,</text:p>
      <text:p text:style-name="P13"><text:s text:c="4"/>ASharedRwLock&lt;TRegularFile&gt;,</text:p>
      <text:p text:style-name="P13"><text:s text:c="4"/>ASharedRwLock&lt;TLink&gt;&gt;;</text:p>
      <text:p text:style-name="P13"/>
      <text:p text:style-name="P13">template&lt;typename T&gt;</text:p>
      <text:p text:style-name="P13">concept CFileObject = std::same_as&lt;T, TDirectory&gt;</text:p>
      <text:p text:style-name="P13"><text:s text:c="4"/>|| std::same_as&lt;T, TRegularFile&gt;</text:p>
      <text:p text:style-name="P13"><text:s text:c="4"/>|| std::same_as&lt;T, TLink&gt;;</text:p>
      <text:p text:style-name="P13"/>
      <text:p text:style-name="P13">template&lt;typename T&gt;</text:p>
      <text:p text:style-name="P13">concept CReadGuardFileObject = std::same_as&lt;T, rwl::TRwLockReadGuard&lt;TDirectory&gt;&gt;</text:p>
      <text:p text:style-name="P13"><text:s text:c="4"/>|| std::same_as&lt;T, rwl::TRwLockReadGuard&lt;TRegularFile&gt;&gt;</text:p>
      <text:p text:style-name="P13"><text:s text:c="4"/>|| std::same_as&lt;T, rwl::TRwLockReadGuard&lt;TLink&gt;&gt;;</text:p>
      <text:p text:style-name="P13"/>
      <text:p text:style-name="P13">template&lt;typename T&gt;</text:p>
      <text:p text:style-name="P13">concept CWriteGuardFileObject = std::same_as&lt;T, rwl::TRwLockWriteGuard&lt;TDirectory&gt;&gt;</text:p>
      <text:p text:style-name="P13"><text:soft-page-break/><text:s text:c="4"/>|| std::same_as&lt;T, rwl::TRwLockWriteGuard&lt;TRegularFile&gt;&gt;</text:p>
      <text:p text:style-name="P13"><text:s text:c="4"/>|| std::same_as&lt;T, rwl::TRwLockWriteGuard&lt;TLink&gt;&gt;;</text:p>
      <text:p text:style-name="P13"/>
      <text:p text:style-name="P13">template&lt;typename T&gt;</text:p>
      <text:p text:style-name="P13">concept CGuardFileObject = CReadGuardFileObject&lt;T&gt; || CWriteGuardFileObject&lt;T&gt;;</text:p>
      <text:p text:style-name="P13"/>
      <text:p text:style-name="P13">template&lt;typename T&gt;</text:p>
      <text:p text:style-name="P13">concept CSharedRwFileObject = std::same_as&lt;T, ASharedRwLock&lt;TDirectory&gt;&gt;</text:p>
      <text:p text:style-name="P13"><text:s text:c="4"/>|| std::same_as&lt;T, ASharedRwLock&lt;TRegularFile&gt;&gt;</text:p>
      <text:p text:style-name="P13"><text:s text:c="4"/>|| std::same_as&lt;T, ASharedRwLock&lt;TLink&gt;&gt;;</text:p>
      <text:p text:style-name="P13"/>
      <text:p text:style-name="P13">class TDirectory : public TFile&lt;TDirectory&gt; {</text:p>
      <text:p text:style-name="P13"><text:s text:c="4"/>public:</text:p>
      <text:p text:style-name="P13"><text:s text:c="4"/>TDirectory()=default;</text:p>
      <text:p text:style-name="P13"><text:s text:c="4"/>static ASharedRwLock&lt;TDirectory&gt; New(const std::string&amp; name, mode_t mode, const ASharedRwLock&lt;TDirectory&gt;&amp; parent);</text:p>
      <text:p text:style-name="P13"/>
      <text:p text:style-name="P13"><text:s text:c="4"/>public:</text:p>
      <text:p text:style-name="P13"><text:s text:c="4"/>std::vector&lt;ASharedFileVariant&gt; Files;</text:p>
      <text:p text:style-name="P13"><text:s text:c="4"/>static constexpr NFileType FileType = NFileType::Directory;</text:p>
      <text:p text:style-name="P13">};</text:p>
      <text:p text:style-name="P13"/>
      <text:p text:style-name="P13">class TRegularFile : public TFile&lt;TDirectory&gt; {</text:p>
      <text:p text:style-name="P13"><text:s text:c="4"/>public:</text:p>
      <text:p text:style-name="P13"><text:s text:c="4"/>TRegularFile()=default;</text:p>
      <text:p text:style-name="P13"><text:s text:c="4"/>static ASharedRwLock&lt;TRegularFile&gt; New(const std::string&amp; name, mode_t mode, const ASharedRwLock&lt;TDirectory&gt;&amp; parent);</text:p>
      <text:p text:style-name="P13"/>
      <text:p text:style-name="P13"><text:s text:c="4"/>public:</text:p>
      <text:p text:style-name="P13"><text:s text:c="4"/>std::vector&lt;char&gt; Data;</text:p>
      <text:p text:style-name="P13"><text:s text:c="4"/>static constexpr NFileType FileType = NFileType::File;</text:p>
      <text:p text:style-name="P13"><text:soft-page-break/>};</text:p>
      <text:p text:style-name="P13"/>
      <text:p text:style-name="P13">namespace fs = std::filesystem;</text:p>
      <text:p text:style-name="P13"/>
      <text:p text:style-name="P13">class TLink : TFile&lt;TDirectory&gt; {</text:p>
      <text:p text:style-name="P13"><text:s text:c="4"/>public:</text:p>
      <text:p text:style-name="P13"><text:s text:c="4"/>TLink()=default;</text:p>
      <text:p text:style-name="P13"><text:s text:c="4"/>static ASharedRwLock&lt;TLink&gt; New(const std::string&amp; name, mode_t mode, const ASharedRwLock&lt;TDirectory&gt;&amp; parent, const fs::path&amp; path);</text:p>
      <text:p text:style-name="P13"/>
      <text:p text:style-name="P13"><text:s text:c="4"/>public:</text:p>
      <text:p text:style-name="P13"><text:s text:c="4"/>fs::path LinkTo;</text:p>
      <text:p text:style-name="P13"><text:s text:c="4"/>static constexpr NFileType FileType = NFileType::Link;</text:p>
      <text:p text:style-name="P13">};</text:p>
      <text:p text:style-name="P13"/>
      <text:p text:style-name="P13">}</text:p>
      <text:p text:style-name="P13"/>
      <text:p text:style-name="P13">#endif //CPPFUSE_TFILEOBJECTS_HPP</text:p>
      <text:p text:style-name="P13"/>
      <text:p text:style-name="P13"/>
      <text:p text:style-name="P13">// ../Source/CppFuse/Models/TFile.hpp</text:p>
      <text:p text:style-name="P13"/>
      <text:p text:style-name="P13">#ifndef CPPFUSE_TFILE_HPP</text:p>
      <text:p text:style-name="P13">#define CPPFUSE_TFILE_HPP</text:p>
      <text:p text:style-name="P13"/>
      <text:p text:style-name="P13">#include &lt;CppFuse/Helpers/ASharedLock.hpp&gt;</text:p>
      <text:p text:style-name="P13"/>
      <text:p text:style-name="P13">namespace cppfuse {</text:p>
      <text:p text:style-name="P13"/>
      <text:p text:style-name="P13">class TSetInfoName;</text:p>
      <text:p text:style-name="P13">class TSetInfoMode;</text:p>
      <text:p text:style-name="P13"><text:soft-page-break/>class TSetInfoUid;</text:p>
      <text:p text:style-name="P13">class TSetInfoGid;</text:p>
      <text:p text:style-name="P13">class TSetInfoParent;</text:p>
      <text:p text:style-name="P13"/>
      <text:p text:style-name="P13">class TGetInfoName;</text:p>
      <text:p text:style-name="P13">class TGetInfoMode;</text:p>
      <text:p text:style-name="P13">class TGetInfoUid;</text:p>
      <text:p text:style-name="P13">class TGetInfoGid;</text:p>
      <text:p text:style-name="P13">class TGetInfoParent;</text:p>
      <text:p text:style-name="P13"/>
      <text:p text:style-name="P13">// https://www.gnu.org/software/libc/manual/html_node/Attribute-Meanings.html</text:p>
      <text:p text:style-name="P13">template&lt;typename ParentType&gt;</text:p>
      <text:p text:style-name="P13">class TFile {</text:p>
      <text:p text:style-name="P13"><text:s text:c="4"/>friend class TSetInfoName;</text:p>
      <text:p text:style-name="P13"><text:s text:c="4"/>friend class TSetInfoMode;</text:p>
      <text:p text:style-name="P13"><text:s text:c="4"/>friend class TSetInfoUid;</text:p>
      <text:p text:style-name="P13"><text:s text:c="4"/>friend class TSetInfoGid;</text:p>
      <text:p text:style-name="P13"><text:s text:c="4"/>friend class TSetInfoParent;</text:p>
      <text:p text:style-name="P13"/>
      <text:p text:style-name="P13"><text:s text:c="4"/>friend class TGetInfoName;</text:p>
      <text:p text:style-name="P13"><text:s text:c="4"/>friend class TGetInfoMode;</text:p>
      <text:p text:style-name="P13"><text:s text:c="4"/>friend class TGetInfoUid;</text:p>
      <text:p text:style-name="P13"><text:s text:c="4"/>friend class TGetInfoGid;</text:p>
      <text:p text:style-name="P13"><text:s text:c="4"/>friend class TGetInfoParent;</text:p>
      <text:p text:style-name="P13"/>
      <text:p text:style-name="P13"><text:s text:c="4"/>public:</text:p>
      <text:p text:style-name="P13"><text:s text:c="4"/>TFile()=default;</text:p>
      <text:p text:style-name="P13"/>
      <text:p text:style-name="P13"><text:s text:c="4"/>protected:</text:p>
      <text:p text:style-name="P13"><text:s text:c="4"/>std::string m_sName;</text:p>
      <text:p text:style-name="P13"><text:s text:c="4"/>mode_t m_uMode = 0;</text:p>
      <text:p text:style-name="P13"><text:soft-page-break/><text:s text:c="4"/>uid_t m_uUid = 0;</text:p>
      <text:p text:style-name="P13"><text:s text:c="4"/>gid_t m_uGid = 0;</text:p>
      <text:p text:style-name="P13"><text:s text:c="4"/>AWeakRwLock&lt;ParentType&gt; m_pParent;</text:p>
      <text:p text:style-name="P13">};</text:p>
      <text:p text:style-name="P13"/>
      <text:p text:style-name="P13">}</text:p>
      <text:p text:style-name="P13"/>
      <text:p text:style-name="P13">#endif //CPPFUSE_TFILE_HPP</text:p>
      <text:p text:style-name="P13"/>
      <text:p text:style-name="P13"/>
      <text:p text:style-name="P13">// ../Source/CppFuse/Controllers/NSAccessFile.hpp</text:p>
      <text:p text:style-name="P13"/>
      <text:p text:style-name="P13">#ifndef CPPFUSE_NSACCESSFILE_HPP</text:p>
      <text:p text:style-name="P13">#define CPPFUSE_NSACCESSFILE_HPP</text:p>
      <text:p text:style-name="P13"/>
      <text:p text:style-name="P13">#include &lt;CppFuse/Models/TFileObjects.hpp&gt;</text:p>
      <text:p text:style-name="P13">#include &lt;CppFuse/Models/NNFileAccess.hpp&gt;</text:p>
      <text:p text:style-name="P13"/>
      <text:p text:style-name="P13">#include &lt;filesystem&gt;</text:p>
      <text:p text:style-name="P13"/>
      <text:p text:style-name="P13">namespace cppfuse::NSAccessFile {</text:p>
      <text:p text:style-name="P13"/>
      <text:p text:style-name="P13">namespace fs = std::filesystem;</text:p>
      <text:p text:style-name="P13"/>
      <text:p text:style-name="P13">NFileAccess Access(const fs::path&amp; path, const int accessMask);</text:p>
      <text:p text:style-name="P13">NFileAccess Access(const ASharedFileVariant&amp; var, const int accessMask);</text:p>
      <text:p text:style-name="P13">NFileAccess Access(const ASharedRwLock&lt;TLink&gt;&amp; var, const int accessMask);</text:p>
      <text:p text:style-name="P13">NFileAccess Access(const ASharedRwLock&lt;TRegularFile&gt;&amp; var, const int accessMask);</text:p>
      <text:p text:style-name="P13">NFileAccess Access(const ASharedRwLock&lt;TDirectory&gt;&amp; var, const int accessMask);</text:p>
      <text:p text:style-name="P13">NFileAccess AccessWithFuseFlags(const fs::path&amp; path, const int fuseFlags);</text:p>
      <text:p text:style-name="P13">NFileAccess AccessWithFuseFlags(const ASharedFileVariant&amp; var, const int fuseFlags);</text:p>
      <text:p text:style-name="P13"><text:soft-page-break/>NFileAccess AccessWithFuseFlags(const ASharedRwLock&lt;TRegularFile&gt;&amp; var, const int fuseFlags);</text:p>
      <text:p text:style-name="P13">NFileAccess AccessWithFuseFlags(const ASharedRwLock&lt;TLink&gt;&amp; var, const int fuseFlags);</text:p>
      <text:p text:style-name="P13">NFileAccess AccessWithFuseFlags(const ASharedRwLock&lt;TDirectory&gt;&amp; var, const int fuseFlags);</text:p>
      <text:p text:style-name="P13"/>
      <text:p text:style-name="P13">}</text:p>
      <text:p text:style-name="P13"/>
      <text:p text:style-name="P13">#endif //CPPFUSE_NSACCESSFILE_HPP</text:p>
      <text:p text:style-name="P13"/>
      <text:p text:style-name="P13"/>
      <text:p text:style-name="P13">// ../Source/CppFuse/Controllers/TReadDirectory.hpp</text:p>
      <text:p text:style-name="P13"/>
      <text:p text:style-name="P13">#ifndef CPPFUSE_TREADDIRECTORY_HPP</text:p>
      <text:p text:style-name="P13">#define CPPFUSE_TREADDIRECTORY_HPP</text:p>
      <text:p text:style-name="P13"/>
      <text:p text:style-name="P13">#define FUSE_USE_VERSION 30</text:p>
      <text:p text:style-name="P13"/>
      <text:p text:style-name="P13">#include &lt;CppFuse/Models/TFileObjects.hpp&gt;</text:p>
      <text:p text:style-name="P13">#include &lt;fuse3/fuse.h&gt;</text:p>
      <text:p text:style-name="P13">#include &lt;string_view&gt;</text:p>
      <text:p text:style-name="P13"/>
      <text:p text:style-name="P13">namespace cppfuse {</text:p>
      <text:p text:style-name="P13"/>
      <text:p text:style-name="P13">class TReadDirectory {</text:p>
      <text:p text:style-name="P13"><text:s text:c="4"/>public:</text:p>
      <text:p text:style-name="P13"><text:s text:c="4"/>TReadDirectory(const fs::path&amp; path, void* buffer, fuse_fill_dir_t filler);</text:p>
      <text:p text:style-name="P13"/>
      <text:p text:style-name="P13"><text:s text:c="4"/>void operator()();</text:p>
      <text:p text:style-name="P13"/>
      <text:p text:style-name="P13"><text:soft-page-break/><text:s text:c="4"/>protected:</text:p>
      <text:p text:style-name="P13"><text:s text:c="4"/>void DoReadDir(const ASharedRwLock&lt;TDirectory&gt;&amp; var);</text:p>
      <text:p text:style-name="P13"><text:s text:c="4"/>void DoReadDir(const ASharedRwLock&lt;TRegularFile&gt;&amp; var);</text:p>
      <text:p text:style-name="P13"><text:s text:c="4"/>void DoReadDir(const ASharedRwLock&lt;TLink&gt;&amp; var);</text:p>
      <text:p text:style-name="P13"/>
      <text:p text:style-name="P13"><text:s text:c="4"/>protected:</text:p>
      <text:p text:style-name="P13"><text:s text:c="4"/>void FillerBuffer(const std::string_view&amp; name);</text:p>
      <text:p text:style-name="P13"><text:s text:c="4"/>void FillerDirectory(const ASharedRwLock&lt;TDirectory&gt;&amp; dir);</text:p>
      <text:p text:style-name="P13"/>
      <text:p text:style-name="P13"><text:s text:c="4"/>protected:</text:p>
      <text:p text:style-name="P13"><text:s text:c="4"/>const fs::path&amp; m_pPath;</text:p>
      <text:p text:style-name="P13"><text:s text:c="4"/>void* m_pBuffer = nullptr;</text:p>
      <text:p text:style-name="P13"><text:s text:c="4"/>fuse_fill_dir_t m_xFiller = nullptr;</text:p>
      <text:p text:style-name="P13">};</text:p>
      <text:p text:style-name="P13"/>
      <text:p text:style-name="P13">}</text:p>
      <text:p text:style-name="P13"/>
      <text:p text:style-name="P13">#endif //CPPFUSE_TREADDIRECTORY_HPP</text:p>
      <text:p text:style-name="P13"/>
      <text:p text:style-name="P13"/>
      <text:p text:style-name="P13">// ../Source/CppFuse/Controllers/TSetFileParameter.hpp</text:p>
      <text:p text:style-name="P13"/>
      <text:p text:style-name="P13">#ifndef CPPFUSE_TSETFILEPARAMETER_HPP</text:p>
      <text:p text:style-name="P13">#define CPPFUSE_TSETFILEPARAMETER_HPP</text:p>
      <text:p text:style-name="P13"/>
      <text:p text:style-name="P13">#include &lt;CppFuse/Models/TFileObjects.hpp&gt;</text:p>
      <text:p text:style-name="P13">#include &lt;CppFuse/Controllers/NSFileType.hpp&gt;</text:p>
      <text:p text:style-name="P13"/>
      <text:p text:style-name="P13">namespace cppfuse {</text:p>
      <text:p text:style-name="P13"/>
      <text:p text:style-name="P13">template&lt;typename ParamType, typename DerivedType&gt;</text:p>
      <text:p text:style-name="P13"><text:soft-page-break/>class TSetInfoParameterMixin {</text:p>
      <text:p text:style-name="P13"><text:s text:c="4"/>public:</text:p>
      <text:p text:style-name="P13"><text:s text:c="4"/>TSetInfoParameterMixin(const ParamType&amp; param) : m_xParam{param} {}</text:p>
      <text:p text:style-name="P13"><text:s text:c="4"/>void operator()(const ASharedFileVariant&amp; var) { std::visit(*Self(), var); }</text:p>
      <text:p text:style-name="P13"/>
      <text:p text:style-name="P13"><text:s text:c="4"/>protected:</text:p>
      <text:p text:style-name="P13"><text:s text:c="4"/>constexpr DerivedType* Self() { return reinterpret_cast&lt;DerivedType*&gt;(this); }</text:p>
      <text:p text:style-name="P13"><text:s text:c="4"/>TFile&lt;TDirectory&gt;* FileBase(CWriteGuardFileObject auto&amp; var) {</text:p>
      <text:p text:style-name="P13"><text:s text:c="8"/>return reinterpret_cast&lt;TFile&lt;TDirectory&gt;*&gt;(var.GetPtr());</text:p>
      <text:p text:style-name="P13"><text:s text:c="4"/>}</text:p>
      <text:p text:style-name="P13"/>
      <text:p text:style-name="P13"><text:s text:c="4"/>protected:</text:p>
      <text:p text:style-name="P13"><text:s text:c="4"/>const ParamType&amp; m_xParam;</text:p>
      <text:p text:style-name="P13">};</text:p>
      <text:p text:style-name="P13"/>
      <text:p text:style-name="P13">template&lt;typename ParamType, typename DerivedType&gt;</text:p>
      <text:p text:style-name="P13">class TSetInfoParameterGeneralMixin : public TSetInfoParameterMixin&lt;ParamType, DerivedType&gt; {</text:p>
      <text:p text:style-name="P13"><text:s text:c="4"/>public:</text:p>
      <text:p text:style-name="P13"><text:s text:c="4"/>TSetInfoParameterGeneralMixin(const ParamType&amp; param)</text:p>
      <text:p text:style-name="P13"><text:s text:c="8"/>: TSetInfoParameterMixin&lt;ParamType, DerivedType&gt;(param) {}</text:p>
      <text:p text:style-name="P13"/>
      <text:p text:style-name="P13"><text:s text:c="4"/>public:</text:p>
      <text:p text:style-name="P13"><text:s text:c="4"/>using TSetInfoParameterMixin&lt;ParamType, DerivedType&gt;::operator();</text:p>
      <text:p text:style-name="P13"><text:s text:c="4"/>void operator()(const CSharedRwFileObject auto&amp; var) {</text:p>
      <text:p text:style-name="P13"><text:s text:c="8"/>auto varWrite = var-&gt;Write();</text:p>
      <text:p text:style-name="P13"><text:s text:c="8"/>this-&gt;Self()-&gt;operator()(varWrite);</text:p>
      <text:p text:style-name="P13"><text:s text:c="4"/>}</text:p>
      <text:p text:style-name="P13">};</text:p>
      <text:p text:style-name="P13"/>
      <text:p text:style-name="P13">class TSetInfoName : public TSetInfoParameterGeneralMixin&lt;std::string, <text:soft-page-break/>TSetInfoName&gt; {</text:p>
      <text:p text:style-name="P13"><text:s text:c="4"/>public:</text:p>
      <text:p text:style-name="P13"><text:s text:c="4"/>TSetInfoName(const std::string&amp; param)</text:p>
      <text:p text:style-name="P13"><text:s text:c="8"/>: TSetInfoParameterGeneralMixin&lt;std::string, TSetInfoName&gt;(param) {}</text:p>
      <text:p text:style-name="P13"><text:s text:c="4"/>using TSetInfoParameterGeneralMixin&lt;std::string, TSetInfoName&gt;::operator();</text:p>
      <text:p text:style-name="P13"><text:s text:c="4"/>void operator()(CWriteGuardFileObject auto&amp; var) {</text:p>
      <text:p text:style-name="P13"><text:s text:c="8"/>this-&gt;FileBase(var)-&gt;m_sName = m_xParam;</text:p>
      <text:p text:style-name="P13"><text:s text:c="4"/>}</text:p>
      <text:p text:style-name="P13">};</text:p>
      <text:p text:style-name="P13"/>
      <text:p text:style-name="P13">class TSetInfoUid : public TSetInfoParameterGeneralMixin&lt;uid_t, TSetInfoUid&gt; {</text:p>
      <text:p text:style-name="P13"><text:s text:c="4"/>public:</text:p>
      <text:p text:style-name="P13"><text:s text:c="4"/>TSetInfoUid(const uid_t&amp; param)</text:p>
      <text:p text:style-name="P13"><text:s text:c="8"/>: TSetInfoParameterGeneralMixin&lt;uid_t, TSetInfoUid&gt;(param) {}</text:p>
      <text:p text:style-name="P13"><text:s text:c="4"/>using TSetInfoParameterGeneralMixin&lt;uid_t, TSetInfoUid&gt;::operator();</text:p>
      <text:p text:style-name="P13"><text:s text:c="4"/>void operator()(CWriteGuardFileObject auto&amp; var) {</text:p>
      <text:p text:style-name="P13"><text:s text:c="8"/>this-&gt;FileBase(var)-&gt;m_uUid = m_xParam;</text:p>
      <text:p text:style-name="P13"><text:s text:c="4"/>}</text:p>
      <text:p text:style-name="P13">};</text:p>
      <text:p text:style-name="P13"/>
      <text:p text:style-name="P13">class TSetInfoGid : public TSetInfoParameterGeneralMixin&lt;gid_t, TSetInfoGid&gt; {</text:p>
      <text:p text:style-name="P13"><text:s text:c="4"/>public:</text:p>
      <text:p text:style-name="P13"><text:s text:c="4"/>TSetInfoGid(const gid_t&amp; param)</text:p>
      <text:p text:style-name="P13"><text:s text:c="8"/>: TSetInfoParameterGeneralMixin&lt;gid_t, TSetInfoGid&gt;(param) {}</text:p>
      <text:p text:style-name="P13"><text:s text:c="4"/>using TSetInfoParameterGeneralMixin&lt;gid_t, TSetInfoGid&gt;::operator();</text:p>
      <text:p text:style-name="P13"><text:s text:c="4"/>void operator()(CWriteGuardFileObject auto&amp; var) {</text:p>
      <text:p text:style-name="P13"><text:s text:c="8"/>this-&gt;FileBase(var)-&gt;m_uGid = m_xParam;</text:p>
      <text:p text:style-name="P13"><text:s text:c="4"/>}</text:p>
      <text:p text:style-name="P13">};</text:p>
      <text:p text:style-name="P13"/>
      <text:p text:style-name="P13">class TSetInfoMode : public TSetInfoParameterGeneralMixin&lt;mode_t, TSetInfoMode&gt; {</text:p>
      <text:p text:style-name="P13"><text:soft-page-break/><text:s text:c="4"/>public:</text:p>
      <text:p text:style-name="P13"><text:s text:c="4"/>TSetInfoMode(const mode_t&amp; param)</text:p>
      <text:p text:style-name="P13"><text:s text:c="8"/>: TSetInfoParameterGeneralMixin&lt;mode_t, TSetInfoMode&gt;(param) {}</text:p>
      <text:p text:style-name="P13"><text:s text:c="4"/>using TSetInfoParameterGeneralMixin&lt;mode_t, TSetInfoMode&gt;::operator();</text:p>
      <text:p text:style-name="P13"><text:s text:c="4"/>void operator()(CWriteGuardFileObject auto&amp; var) {</text:p>
      <text:p text:style-name="P13"><text:s text:c="8"/>this-&gt;FileBase(var)-&gt;m_uMode = m_xParam | NSFileType::Get(var);</text:p>
      <text:p text:style-name="P13"><text:s text:c="4"/>}</text:p>
      <text:p text:style-name="P13">};</text:p>
      <text:p text:style-name="P13"/>
      <text:p text:style-name="P13">class TSetInfoParent : public TSetInfoParameterMixin&lt;ASharedRwLock&lt;TDirectory&gt;, TSetInfoParent&gt; {</text:p>
      <text:p text:style-name="P13"><text:s text:c="4"/>public:</text:p>
      <text:p text:style-name="P13"><text:s text:c="4"/>TSetInfoParent(const ASharedRwLock&lt;TDirectory&gt;&amp; param)</text:p>
      <text:p text:style-name="P13"><text:s text:c="8"/>: TSetInfoParameterMixin&lt;ASharedRwLock&lt;TDirectory&gt;, TSetInfoParent&gt;(param) {}</text:p>
      <text:p text:style-name="P13"><text:s text:c="4"/>using TSetInfoParameterMixin&lt;ASharedRwLock&lt;TDirectory&gt;, TSetInfoParent&gt;::operator();</text:p>
      <text:p text:style-name="P13"><text:s text:c="4"/>void operator()(const CSharedRwFileObject auto&amp; var) {</text:p>
      <text:p text:style-name="P13"><text:s text:c="8"/>{</text:p>
      <text:p text:style-name="P13"><text:s text:c="12"/>auto varWrite = var-&gt;Write();</text:p>
      <text:p text:style-name="P13"><text:s text:c="12"/>this-&gt;operator()(varWrite);</text:p>
      <text:p text:style-name="P13"><text:s text:c="8"/>}</text:p>
      <text:p text:style-name="P13"><text:s text:c="8"/>if(m_xParam) {</text:p>
      <text:p text:style-name="P13"><text:s text:c="12"/>auto writeParam = m_xParam-&gt;Write();</text:p>
      <text:p text:style-name="P13"><text:s text:c="12"/>writeParam-&gt;Files.push_back(var);</text:p>
      <text:p text:style-name="P13"><text:s text:c="8"/>}</text:p>
      <text:p text:style-name="P13"><text:s text:c="4"/>}</text:p>
      <text:p text:style-name="P13"/>
      <text:p text:style-name="P13"><text:s text:c="4"/>protected:</text:p>
      <text:p text:style-name="P13"><text:s text:c="4"/>void operator()(CWriteGuardFileObject auto&amp; var) {</text:p>
      <text:p text:style-name="P13"><text:s text:c="8"/>this-&gt;FileBase(var)-&gt;m_pParent = m_xParam;</text:p>
      <text:p text:style-name="P13"><text:soft-page-break/><text:s text:c="4"/>}</text:p>
      <text:p text:style-name="P13">};</text:p>
      <text:p text:style-name="P13"/>
      <text:p text:style-name="P13">}</text:p>
      <text:p text:style-name="P13"/>
      <text:p text:style-name="P13">#endif //CPPFUSE_TSETFILEPARAMETER_HPP</text:p>
      <text:p text:style-name="P13"/>
      <text:p text:style-name="P13">// ../Source/CppFuse/Controllers/NSFindFile.hpp</text:p>
      <text:p text:style-name="P13"/>
      <text:p text:style-name="P13">#ifndef CPPFUSE_NSFINDFILE_HPP</text:p>
      <text:p text:style-name="P13">#define CPPFUSE_NSFINDFILE_HPP</text:p>
      <text:p text:style-name="P13"/>
      <text:p text:style-name="P13">#include &lt;CppFuse/Models/TFileObjects.hpp&gt;</text:p>
      <text:p text:style-name="P13"/>
      <text:p text:style-name="P13">#include &lt;set&gt;</text:p>
      <text:p text:style-name="P13"/>
      <text:p text:style-name="P13">namespace cppfuse {</text:p>
      <text:p text:style-name="P13"/>
      <text:p text:style-name="P13">namespace NSFindFile {</text:p>
      <text:p text:style-name="P13"/>
      <text:p text:style-name="P13">ASharedFileVariant Find(const fs::path&amp; path);</text:p>
      <text:p text:style-name="P13">void AddToNameHash(const fs::path&amp; path);</text:p>
      <text:p text:style-name="P13">void RemoveFromNameHash(const fs::path&amp; path);</text:p>
      <text:p text:style-name="P13">const std::set&lt;fs::path&gt;&amp; FindByName(const std::string&amp; name);</text:p>
      <text:p text:style-name="P13">ASharedRwLock&lt;TDirectory&gt; FindDir(const fs::path&amp; path);</text:p>
      <text:p text:style-name="P13">ASharedRwLock&lt;TLink&gt; FindLink(const fs::path&amp; path);</text:p>
      <text:p text:style-name="P13">ASharedRwLock&lt;TRegularFile&gt; FindRegularFile(const fs::path&amp; path);</text:p>
      <text:p text:style-name="P13"/>
      <text:p text:style-name="P13">};</text:p>
      <text:p text:style-name="P13"/>
      <text:p text:style-name="P13">}</text:p>
      <text:p text:style-name="P13"><text:soft-page-break/></text:p>
      <text:p text:style-name="P13">#endif //CPPFUSE_NSFINDFILE_HPP</text:p>
      <text:p text:style-name="P13"/>
      <text:p text:style-name="P13"/>
      <text:p text:style-name="P13">// ../Source/CppFuse/Controllers/NSAccessFile.cpp</text:p>
      <text:p text:style-name="P13"/>
      <text:p text:style-name="P13">#include &lt;CppFuse/Controllers/NSAccessFile.hpp&gt;</text:p>
      <text:p text:style-name="P13">#include &lt;CppFuse/Controllers/TGetFileParameter.hpp&gt;</text:p>
      <text:p text:style-name="P13">#include &lt;CppFuse/Controllers/NSFindFile.hpp&gt;</text:p>
      <text:p text:style-name="P13"/>
      <text:p text:style-name="P13">#define FUSE_USE_VERSION 30</text:p>
      <text:p text:style-name="P13">#include &lt;fuse3/fuse.h&gt;</text:p>
      <text:p text:style-name="P13"/>
      <text:p text:style-name="P13">#include &lt;array&gt;</text:p>
      <text:p text:style-name="P13">#include &lt;map&gt;</text:p>
      <text:p text:style-name="P13"/>
      <text:p text:style-name="P13">namespace cppfuse::NSAccessFile {</text:p>
      <text:p text:style-name="P13"/>
      <text:p text:style-name="P13">const std::map&lt;int, int&gt; s_mAccessFlags = std::map&lt;int, int&gt; {</text:p>
      <text:p text:style-name="P13"><text:s text:c="4"/>{O_RDONLY, R_OK},</text:p>
      <text:p text:style-name="P13"><text:s text:c="4"/>{O_WRONLY, W_OK},</text:p>
      <text:p text:style-name="P13"><text:s text:c="4"/>{O_RDWR, W_OK | R_OK},</text:p>
      <text:p text:style-name="P13"><text:s text:c="4"/>{O_PATH, X_OK}</text:p>
      <text:p text:style-name="P13">};</text:p>
      <text:p text:style-name="P13"/>
      <text:p text:style-name="P13">NFileAccess DoAccess(const std::array&lt;int, 3&gt;&amp; sFlags, const mode_t mode, const int accessMask) {</text:p>
      <text:p text:style-name="P13"><text:s text:c="4"/>auto specializedMode = 0;</text:p>
      <text:p text:style-name="P13"><text:s text:c="4"/>static std::array&lt;int, 3&gt; accessFlags = {R_OK, W_OK, X_OK};</text:p>
      <text:p text:style-name="P13"><text:s text:c="4"/>for(auto i = 0u; i &lt; accessFlags.size(); ++i) {</text:p>
      <text:p text:style-name="P13"><text:s text:c="8"/>if(mode &amp; sFlags[i]) specializedMode |= accessFlags[i];</text:p>
      <text:p text:style-name="P13"><text:soft-page-break/><text:s text:c="4"/>}</text:p>
      <text:p text:style-name="P13"><text:s text:c="4"/>auto res = specializedMode &amp; accessMask;</text:p>
      <text:p text:style-name="P13"><text:s text:c="4"/>return res ? NFileAccess::Ok : NFileAccess::Restricted;</text:p>
      <text:p text:style-name="P13">}</text:p>
      <text:p text:style-name="P13"/>
      <text:p text:style-name="P13">NFileAccess AccessSpecialized(const CSharedRwFileObject auto&amp; var, const int accessMask) {</text:p>
      <text:p text:style-name="P13"><text:s text:c="4"/>const auto mode = TGetInfoMode{}(var);</text:p>
      <text:p text:style-name="P13"><text:s text:c="4"/>const auto context = fuse_get_context();</text:p>
      <text:p text:style-name="P13"><text:s text:c="4"/>const auto uid = TGetInfoUid{}(var);</text:p>
      <text:p text:style-name="P13"/>
      <text:p text:style-name="P13"><text:s text:c="4"/>if(uid == 0) {</text:p>
      <text:p text:style-name="P13"><text:s text:c="8"/>return NFileAccess::Ok;</text:p>
      <text:p text:style-name="P13"><text:s text:c="4"/>}</text:p>
      <text:p text:style-name="P13"/>
      <text:p text:style-name="P13"><text:s text:c="4"/>if(uid == context-&gt;uid) {</text:p>
      <text:p text:style-name="P13"><text:s text:c="8"/>return DoAccess({S_IRUSR, S_IWUSR, S_IXUSR}, mode, accessMask);</text:p>
      <text:p text:style-name="P13"><text:s text:c="4"/>}</text:p>
      <text:p text:style-name="P13"><text:s text:c="4"/>if(TGetInfoGid{}(var) == context-&gt;gid) {</text:p>
      <text:p text:style-name="P13"><text:s text:c="8"/>return DoAccess({S_IRGRP, S_IWGRP, S_IXGRP}, mode, accessMask);</text:p>
      <text:p text:style-name="P13"><text:s text:c="4"/>}</text:p>
      <text:p text:style-name="P13"><text:s text:c="4"/>return DoAccess({S_IROTH, S_IWOTH, S_IXOTH}, mode, accessMask);</text:p>
      <text:p text:style-name="P13">}</text:p>
      <text:p text:style-name="P13"/>
      <text:p text:style-name="P13">NFileAccess Access(const fs::path&amp; path, const int accessMask) {</text:p>
      <text:p text:style-name="P13"><text:s text:c="4"/>return Access(NSFindFile::Find(path), accessMask);</text:p>
      <text:p text:style-name="P13">}</text:p>
      <text:p text:style-name="P13"/>
      <text:p text:style-name="P13">NFileAccess Access(const ASharedFileVariant&amp; var, const int accessMask) {</text:p>
      <text:p text:style-name="P13"><text:s text:c="4"/>return std::visit([accessMask](const auto&amp; file) {</text:p>
      <text:p text:style-name="P13"><text:s text:c="8"/>return NSAccessFile::Access(file, accessMask);</text:p>
      <text:p text:style-name="P13"><text:soft-page-break/><text:s text:c="4"/>}, var);</text:p>
      <text:p text:style-name="P13">}</text:p>
      <text:p text:style-name="P13"/>
      <text:p text:style-name="P13">NFileAccess Access(const ASharedRwLock&lt;TLink&gt;&amp; var, const int accessMask) {</text:p>
      <text:p text:style-name="P13"><text:s text:c="4"/>return Access(NSFindFile::Find(var-&gt;Read()-&gt;LinkTo), accessMask);</text:p>
      <text:p text:style-name="P13">}</text:p>
      <text:p text:style-name="P13"/>
      <text:p text:style-name="P13">NFileAccess Access(const ASharedRwLock&lt;TRegularFile&gt;&amp; var, const int accessMask) {</text:p>
      <text:p text:style-name="P13"><text:s text:c="4"/>return AccessSpecialized(var, accessMask);</text:p>
      <text:p text:style-name="P13">}</text:p>
      <text:p text:style-name="P13"/>
      <text:p text:style-name="P13">NFileAccess Access(const ASharedRwLock&lt;TDirectory&gt;&amp; var, const int accessMask) {</text:p>
      <text:p text:style-name="P13"><text:s text:c="4"/>return AccessSpecialized(var, accessMask);</text:p>
      <text:p text:style-name="P13">}</text:p>
      <text:p text:style-name="P13"/>
      <text:p text:style-name="P13">NFileAccess AccessWithFuseFlags(const fs::path&amp; path, const int fuseFlags) {</text:p>
      <text:p text:style-name="P13"><text:s text:c="4"/>return AccessWithFuseFlags(NSFindFile::Find(path), fuseFlags);</text:p>
      <text:p text:style-name="P13">}</text:p>
      <text:p text:style-name="P13"/>
      <text:p text:style-name="P13">NFileAccess AccessWithFuseFlags(const ASharedFileVariant&amp; var, const int fuseFlags) {</text:p>
      <text:p text:style-name="P13"><text:s text:c="4"/>return std::visit([fuseFlags](const auto&amp; file) {</text:p>
      <text:p text:style-name="P13"><text:s text:c="8"/>return NSAccessFile::AccessWithFuseFlags(file, fuseFlags);</text:p>
      <text:p text:style-name="P13"><text:s text:c="4"/>}, var);</text:p>
      <text:p text:style-name="P13">}</text:p>
      <text:p text:style-name="P13"/>
      <text:p text:style-name="P13">NFileAccess AccessWithFuseFlagsSpecialized(const CSharedRwFileObject auto&amp; var, const int fuseFlags) {</text:p>
      <text:p text:style-name="P13"><text:s text:c="4"/>auto mask = 0;</text:p>
      <text:p text:style-name="P13"><text:s text:c="4"/>for(const auto [oFlag, okFlag] : s_mAccessFlags) {</text:p>
      <text:p text:style-name="P13"><text:s text:c="8"/>if((fuseFlags &amp; oFlag) == oFlag) {</text:p>
      <text:p text:style-name="P13"><text:soft-page-break/><text:s text:c="12"/>mask |= okFlag;</text:p>
      <text:p text:style-name="P13"><text:s text:c="8"/>}</text:p>
      <text:p text:style-name="P13"><text:s text:c="4"/>}</text:p>
      <text:p text:style-name="P13"><text:s text:c="4"/>return NSAccessFile::Access(var, mask);</text:p>
      <text:p text:style-name="P13">}</text:p>
      <text:p text:style-name="P13"/>
      <text:p text:style-name="P13">NFileAccess AccessWithFuseFlags(const ASharedRwLock&lt;TRegularFile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NFileAccess AccessWithFuseFlags(const ASharedRwLock&lt;TLink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NFileAccess AccessWithFuseFlags(const ASharedRwLock&lt;TDirectory&gt;&amp; var, const int fuseFlags) {</text:p>
      <text:p text:style-name="P13"><text:s text:c="4"/>return AccessWithFuseFlagsSpecialized(var, fuseFlags);</text:p>
      <text:p text:style-name="P13">}</text:p>
      <text:p text:style-name="P13"/>
      <text:p text:style-name="P13">}</text:p>
      <text:p text:style-name="P13"/>
      <text:p text:style-name="P13">// ../Source/CppFuse/Controllers/NSFileAttributes.cpp</text:p>
      <text:p text:style-name="P13"/>
      <text:p text:style-name="P13">#include &lt;CppFuse/Controllers/NSFileAttributes.hpp&gt;</text:p>
      <text:p text:style-name="P13">#include &lt;CppFuse/Controllers/TGetFileParameter.hpp&gt;</text:p>
      <text:p text:style-name="P13"/>
      <text:p text:style-name="P13">namespace cppfuse::NSFileAttributes {</text:p>
      <text:p text:style-name="P13"/>
      <text:p text:style-name="P13">void UpdateSize(const rwl::TRwLockReadGuard&lt;TDirectory&gt;&amp; varRead, struct stat* st) <text:soft-page-break/>{</text:p>
      <text:p text:style-name="P13"><text:s text:c="4"/>st-&gt;st_size = 0;</text:p>
      <text:p text:style-name="P13">}</text:p>
      <text:p text:style-name="P13"/>
      <text:p text:style-name="P13">void UpdateSize(const rwl::TRwLockReadGuard&lt;TRegularFile&gt;&amp; varRead, struct stat* st) {</text:p>
      <text:p text:style-name="P13"><text:s text:c="4"/>st-&gt;st_size = static_cast&lt;off_t&gt;(varRead-&gt;Data.size());</text:p>
      <text:p text:style-name="P13">}</text:p>
      <text:p text:style-name="P13"/>
      <text:p text:style-name="P13">void UpdateSize(const rwl::TRwLockReadGuard&lt;TLink&gt;&amp; varRead, struct stat* st) {</text:p>
      <text:p text:style-name="P13"><text:s text:c="4"/>st-&gt;st_size = static_cast&lt;off_t&gt;(std::string_view(varRead-&gt;LinkTo.c_str()).size());</text:p>
      <text:p text:style-name="P13">}</text:p>
      <text:p text:style-name="P13"/>
      <text:p text:style-name="P13">void GetGeneral(const CSharedRwFileObject auto&amp; var, struct stat* st) {</text:p>
      <text:p text:style-name="P13"><text:s text:c="4"/>const auto varRead = var-&gt;Read();</text:p>
      <text:p text:style-name="P13"><text:s text:c="4"/>st-&gt;st_mode = TGetInfoMode{}(varRead);</text:p>
      <text:p text:style-name="P13"><text:s text:c="4"/>st-&gt;st_gid = TGetInfoGid{}(varRead);</text:p>
      <text:p text:style-name="P13"><text:s text:c="4"/>st-&gt;st_uid = TGetInfoUid{}(varRead);</text:p>
      <text:p text:style-name="P13"><text:s text:c="4"/>st-&gt;st_nlink = var.use_count();</text:p>
      <text:p text:style-name="P13"><text:s text:c="4"/>UpdateSize(varRead, st);</text:p>
      <text:p text:style-name="P13">}</text:p>
      <text:p text:style-name="P13"/>
      <text:p text:style-name="P13">void Get(const ASharedFileVariant&amp; var, struct stat* st) {</text:p>
      <text:p text:style-name="P13"><text:s text:c="4"/>std::visit([st](const auto&amp; file) { GetGeneral(file, st); }, var);</text:p>
      <text:p text:style-name="P13">}</text:p>
      <text:p text:style-name="P13"/>
      <text:p text:style-name="P13">}</text:p>
      <text:p text:style-name="P13"/>
      <text:p text:style-name="P13"/>
      <text:p text:style-name="P13">// ../Source/CppFuse/Controllers/TFileSystem.cpp</text:p>
      <text:p text:style-name="P13"/>
      <text:p text:style-name="P13"><text:soft-page-break/>#include &lt;CppFuse/Controllers/TFileSystem.hpp&gt;</text:p>
      <text:p text:style-name="P13"/>
      <text:p text:style-name="P13">#include &lt;CppFuse/Controllers/NSFindFile.hpp&gt;</text:p>
      <text:p text:style-name="P13">#include &lt;CppFuse/Controllers/NSFileAttributes.hpp&gt;</text:p>
      <text:p text:style-name="P13">#include &lt;CppFuse/Controllers/TSetFileParameter.hpp&gt;</text:p>
      <text:p text:style-name="P13">#include &lt;CppFuse/Controllers/TGetFileParameter.hpp&gt;</text:p>
      <text:p text:style-name="P13">#include &lt;CppFuse/Controllers/TReadDirectory.hpp&gt;</text:p>
      <text:p text:style-name="P13">#include &lt;CppFuse/Controllers/NSDeleteFile.hpp&gt;</text:p>
      <text:p text:style-name="P13">#include &lt;CppFuse/Controllers/NSAccessFile.hpp&gt;</text:p>
      <text:p text:style-name="P13">#include &lt;CppFuse/Errors/TFSException.hpp&gt;</text:p>
      <text:p text:style-name="P13">#include &lt;CppFuse/Helpers/NSHelperFuncs.hpp&gt;</text:p>
      <text:p text:style-name="P13"/>
      <text:p text:style-name="P13">#include &lt;thread&gt;</text:p>
      <text:p text:style-name="P13">#include &lt;cstring&gt;</text:p>
      <text:p text:style-name="P13">#include &lt;iostream&gt;</text:p>
      <text:p text:style-name="P13">#include &lt;span&gt;</text:p>
      <text:p text:style-name="P13">#include &lt;fstream&gt;</text:p>
      <text:p text:style-name="P13"/>
      <text:p text:style-name="P13">namespace cppfuse {</text:p>
      <text:p text:style-name="P13"/>
      <text:p text:style-name="P13">static constexpr std::string_view s_sRootPath = "/";</text:p>
      <text:p text:style-name="P13">static constexpr unsigned s_uCommunicationBufferSize = 1000;</text:p>
      <text:p text:style-name="P13">static constexpr std::string_view s_sNoFilesWithSuchName = "No files with such name\n";</text:p>
      <text:p text:style-name="P13"/>
      <text:p text:style-name="P13">fs::path TFileSystem::FifoPath = "";</text:p>
      <text:p text:style-name="P13"/>
      <text:p text:style-name="P13">template&lt;CFileObject T, typename ...Args&gt;</text:p>
      <text:p text:style-name="P13">int AddFile(const char* path, mode_t mode, Args&amp;&amp;... args) {</text:p>
      <text:p text:style-name="P13"><text:s text:c="4"/>const auto newPath = std::filesystem::path(path);</text:p>
      <text:p text:style-name="P13"><text:s text:c="4"/>const auto parentPath = newPath.parent_path();</text:p>
      <text:p text:style-name="P13"><text:soft-page-break/><text:s text:c="4"/>auto parentDir = NSFindFile::FindDir(parentPath);</text:p>
      <text:p text:style-name="P13"><text:s text:c="4"/>if(NSAccessFile::Access(parentDir, W_OK)==NFileAccess::Restricted) {</text:p>
      <text:p text:style-name="P13"><text:s text:c="8"/>return NFSExceptionType::AccessNotPermitted;</text:p>
      <text:p text:style-name="P13"><text:s text:c="4"/>}</text:p>
      <text:p text:style-name="P13"><text:s text:c="4"/>T::New(newPath.filename(), mode, parentDir, args...);</text:p>
      <text:p text:style-name="P13"><text:s text:c="4"/>NSFindFile::AddToNameHash(newPath);</text:p>
      <text:p text:style-name="P13"><text:s text:c="4"/>return 0;</text:p>
      <text:p text:style-name="P13">}</text:p>
      <text:p text:style-name="P13"/>
      <text:p text:style-name="P13">int TFileSystem::Init(int argc, char *argv[]) {</text:p>
      <text:p text:style-name="P13"><text:s text:c="4"/>fuse_operations FileSystemOperations = {</text:p>
      <text:p text:style-name="P13"><text:s text:c="8"/>.getattr = GetAttr,</text:p>
      <text:p text:style-name="P13"><text:s text:c="8"/>.readlink = ReadLink,</text:p>
      <text:p text:style-name="P13"><text:s text:c="8"/>.mknod = MkNod,</text:p>
      <text:p text:style-name="P13"><text:s text:c="8"/>.mkdir = MkDir,</text:p>
      <text:p text:style-name="P13"><text:s text:c="8"/>.unlink = Unlink,</text:p>
      <text:p text:style-name="P13"><text:s text:c="8"/>.rmdir = RmDir,</text:p>
      <text:p text:style-name="P13"><text:s text:c="8"/>.symlink = SymLink,</text:p>
      <text:p text:style-name="P13"><text:s text:c="8"/>.chmod = ChMod,</text:p>
      <text:p text:style-name="P13"><text:s text:c="8"/>.open = Open,</text:p>
      <text:p text:style-name="P13"><text:s text:c="8"/>.read = Read,</text:p>
      <text:p text:style-name="P13"><text:s text:c="8"/>.write = Write,</text:p>
      <text:p text:style-name="P13"><text:s text:c="8"/>.opendir = OpenDir,</text:p>
      <text:p text:style-name="P13"><text:s text:c="8"/>.readdir = ReadDir,</text:p>
      <text:p text:style-name="P13"><text:s text:c="8"/>.access = Access</text:p>
      <text:p text:style-name="P13"><text:s text:c="4"/>};</text:p>
      <text:p text:style-name="P13"><text:s text:c="4"/>auto fifoCommunicationThread = std::jthread(TFileSystem::FindByNameThread);</text:p>
      <text:p text:style-name="P13"><text:s text:c="4"/>return fuse_main(argc, argv, &amp;FileSystemOperations, nullptr);</text:p>
      <text:p text:style-name="P13">}</text:p>
      <text:p text:style-name="P13"/>
      <text:p text:style-name="P13">int TFileSystem::GetAttr(const char* path, struct stat* st, struct fuse_file_info* fi) {</text:p>
      <text:p text:style-name="P13"><text:soft-page-break/><text:s text:c="4"/>try {</text:p>
      <text:p text:style-name="P13"><text:s text:c="8"/>const auto result = NSFindFile::Find(path);</text:p>
      <text:p text:style-name="P13"><text:s text:c="8"/>NSFileAttributes::Get(result, st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Link(const char* path, char* buffer, size_t size) {</text:p>
      <text:p text:style-name="P13"><text:s text:c="4"/>try {</text:p>
      <text:p text:style-name="P13"><text:s text:c="8"/>const auto link = NSFindFile::FindLink(path);</text:p>
      <text:p text:style-name="P13"><text:s text:c="8"/>const auto linkRead = link-&gt;Read();</text:p>
      <text:p text:style-name="P13"><text:s text:c="8"/>const auto&amp; pathView = linkRead-&gt;LinkTo.native();</text:p>
      <text:p text:style-name="P13"><text:s text:c="8"/>auto bufferSpan = std::span(buffer, size);</text:p>
      <text:p text:style-name="P13"><text:s text:c="8"/>std::fill(bufferSpan.begin(), bufferSpan.end(), 0);</text:p>
      <text:p text:style-name="P13"><text:s text:c="8"/>std::copy(pathView.begin(), pathView.end(), bufferSpan.begin()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MkNod(const char* path, mode_t mode, dev_t rdev) {</text:p>
      <text:p text:style-name="P13"><text:s text:c="4"/>try {</text:p>
      <text:p text:style-name="P13"><text:s text:c="8"/>return AddFile&lt;TRegularFile&gt;(path, mod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<text:soft-page-break/>int TFileSystem::MkDir(const char* path, mode_t mode) {</text:p>
      <text:p text:style-name="P13"><text:s text:c="4"/>try {</text:p>
      <text:p text:style-name="P13"><text:s text:c="8"/>return AddFile&lt;TDirectory&gt;(path, mod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Unlink(const char* path) {</text:p>
      <text:p text:style-name="P13"><text:s text:c="4"/>try {</text:p>
      <text:p text:style-name="P13"><text:s text:c="8"/>NSDeleteFile::Delete(path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mDir(const char* path) {</text:p>
      <text:p text:style-name="P13"><text:s text:c="4"/>try {</text:p>
      <text:p text:style-name="P13"><text:s text:c="8"/>NSDeleteFile::Delete(path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SymLink(const char* target_path, const char* link_path) {</text:p>
      <text:p text:style-name="P13"><text:s text:c="4"/>try {</text:p>
      <text:p text:style-name="P13"><text:s text:c="8"/>return AddFile&lt;TLink&gt;(link_path, 0777, target_path);</text:p>
      <text:p text:style-name="P13"><text:s text:c="4"/>} catch(const TFSException&amp; ex) {</text:p>
      <text:p text:style-name="P13"><text:s text:c="8"/>return ex.Type();</text:p>
      <text:p text:style-name="P13"><text:soft-page-break/><text:s text:c="4"/>}</text:p>
      <text:p text:style-name="P13">}</text:p>
      <text:p text:style-name="P13"/>
      <text:p text:style-name="P13">int TFileSystem::ChMod(const char* path, mode_t mode, struct fuse_file_info* fi) {</text:p>
      <text:p text:style-name="P13"><text:s text:c="4"/>try {</text:p>
      <text:p text:style-name="P13"><text:s text:c="8"/>const auto var = NSFindFile::Find(path);</text:p>
      <text:p text:style-name="P13"><text:s text:c="8"/>TSetInfoMode{mode}(var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<text:s text:c="4"/>return 0;</text:p>
      <text:p text:style-name="P13">}</text:p>
      <text:p text:style-name="P13"/>
      <text:p text:style-name="P13">int TFileSystem::Open(const char* path, struct fuse_file_info* info) {</text:p>
      <text:p text:style-name="P13"><text:s text:c="4"/>try {</text:p>
      <text:p text:style-name="P13"><text:s text:c="8"/>return NSAccessFile::AccessWithFuseFlags(path, info-&gt;flags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(const char* path, char* buffer, size_t size, off_t offset, struct fuse_file_info* info) {</text:p>
      <text:p text:style-name="P13"><text:s text:c="4"/>try {</text:p>
      <text:p text:style-name="P13"><text:s text:c="8"/>auto file = NSFindFile::FindRegularFile(path);</text:p>
      <text:p text:style-name="P13"><text:s text:c="8"/>if(NSAccessFile::AccessWithFuseFlags(file, info-&gt;flags)==NFileAccess::Restricted) {</text:p>
      <text:p text:style-name="P13"><text:s text:c="12"/>return NFSExceptionType::AccessNotPermitted;</text:p>
      <text:p text:style-name="P13"><text:s text:c="8"/>}</text:p>
      <text:p text:style-name="P13"><text:s text:c="8"/>const auto fileRead = file-&gt;Read();</text:p>
      <text:p text:style-name="P13"><text:s text:c="8"/>const auto&amp; data = fileRead-&gt;Data;</text:p>
      <text:p text:style-name="P13"><text:soft-page-break/><text:s text:c="8"/>const auto offsetSize = static_cast&lt;size_t&gt;(data.end() - (data.begin() + offset));</text:p>
      <text:p text:style-name="P13"><text:s text:c="8"/>const auto readSize = std::min(offsetSize, size);</text:p>
      <text:p text:style-name="P13"><text:s text:c="8"/>std::memcpy(buffer, fileRead-&gt;Data.data() + offset, readSize);</text:p>
      <text:p text:style-name="P13"><text:s text:c="8"/>return static_cast&lt;int&gt;(readSiz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Write(const char* path, const char* buffer, size_t size, off_t offset, struct fuse_file_info* info) {</text:p>
      <text:p text:style-name="P13"><text:s text:c="4"/>try {</text:p>
      <text:p text:style-name="P13"><text:s text:c="8"/>auto file = NSFindFile::FindRegularFile(path);</text:p>
      <text:p text:style-name="P13"><text:s text:c="8"/>if(NSAccessFile::AccessWithFuseFlags(file, info-&gt;flags)==NFileAccess::Restricted) {</text:p>
      <text:p text:style-name="P13"><text:s text:c="12"/>return NFSExceptionType::AccessNotPermitted;</text:p>
      <text:p text:style-name="P13"><text:s text:c="8"/>}</text:p>
      <text:p text:style-name="P13"><text:s text:c="8"/>auto fileWrite = file-&gt;Write();</text:p>
      <text:p text:style-name="P13"><text:s text:c="8"/>auto&amp; data = fileWrite-&gt;Data;</text:p>
      <text:p text:style-name="P13"><text:s text:c="8"/>const auto src = std::span(buffer, size);</text:p>
      <text:p text:style-name="P13"><text:s text:c="8"/>if(NSHelperFuncs::IsHasFlag(info-&gt;flags, O_WRONLY)) {</text:p>
      <text:p text:style-name="P13"><text:s text:c="12"/>data = std::vector(src.begin(), src.end());</text:p>
      <text:p text:style-name="P13"><text:s text:c="8"/>} else if(NSHelperFuncs::IsHasFlag(info-&gt;flags, O_APPEND)) {</text:p>
      <text:p text:style-name="P13"><text:s text:c="12"/>data.insert(data.begin() + offset, src.begin(), src.end());</text:p>
      <text:p text:style-name="P13"><text:s text:c="8"/>}</text:p>
      <text:p text:style-name="P13"><text:s text:c="8"/>return static_cast&lt;int&gt;(size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<text:soft-page-break/>int TFileSystem::OpenDir(const char* path, struct fuse_file_info* info) {</text:p>
      <text:p text:style-name="P13"><text:s text:c="4"/>try {</text:p>
      <text:p text:style-name="P13"><text:s text:c="8"/>return NSAccessFile::AccessWithFuseFlags(path, info-&gt;flags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ReadDir(const char* path, void* buffer, fuse_fill_dir_t filler, off_t offset,</text:p>
      <text:p text:style-name="P13"><text:s text:c="4"/>struct fuse_file_info* info, enum fuse_readdir_flags flags) {</text:p>
      <text:p text:style-name="P13"><text:s text:c="4"/>try {</text:p>
      <text:p text:style-name="P13"><text:s text:c="8"/>TReadDirectory{path, buffer, filler}();</text:p>
      <text:p text:style-name="P13"><text:s text:c="8"/>return 0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int TFileSystem::Access(const char* path, int accessMask) {</text:p>
      <text:p text:style-name="P13"><text:s text:c="4"/>try {</text:p>
      <text:p text:style-name="P13"><text:s text:c="8"/>return NSAccessFile::Access(path, accessMask);</text:p>
      <text:p text:style-name="P13"><text:s text:c="4"/>} catch(const TFSException&amp; ex) {</text:p>
      <text:p text:style-name="P13"><text:s text:c="8"/>return ex.Type();</text:p>
      <text:p text:style-name="P13"><text:s text:c="4"/>}</text:p>
      <text:p text:style-name="P13">}</text:p>
      <text:p text:style-name="P13"/>
      <text:p text:style-name="P13">const ASharedRwLock&lt;TDirectory&gt;&amp; TFileSystem::RootDir() {</text:p>
      <text:p text:style-name="P13"><text:s text:c="4"/>static auto s_pRootDir = TDirectory::New(s_sRootPath.data(), static_cast&lt;mode_t&gt;(0777), nullptr);</text:p>
      <text:p text:style-name="P13"><text:s text:c="4"/>return s_pRootDir;</text:p>
      <text:p text:style-name="P13">}</text:p>
      <text:p text:style-name="P13"><text:soft-page-break/></text:p>
      <text:p text:style-name="P13">void TFileSystem::FindByNameThread() {</text:p>
      <text:p text:style-name="P13"><text:s text:c="4"/>auto buffer = std::array&lt;char, s_uCommunicationBufferSize&gt;();</text:p>
      <text:p text:style-name="P13"><text:s text:c="4"/>while(true) {</text:p>
      <text:p text:style-name="P13"><text:s text:c="8"/>{</text:p>
      <text:p text:style-name="P13"><text:s text:c="12"/>auto fIn = std::ifstream(FifoPath);</text:p>
      <text:p text:style-name="P13"><text:s text:c="12"/>if(!fIn.is_open()) {</text:p>
      <text:p text:style-name="P13"><text:s text:c="16"/>continue;</text:p>
      <text:p text:style-name="P13"><text:s text:c="12"/>}</text:p>
      <text:p text:style-name="P13"><text:s text:c="12"/>fIn.read(buffer.data(), buffer.size());</text:p>
      <text:p text:style-name="P13"><text:s text:c="8"/>}</text:p>
      <text:p text:style-name="P13"><text:s text:c="8"/>const auto path = std::string(buffer.data());</text:p>
      <text:p text:style-name="P13"><text:s text:c="8"/>try {</text:p>
      <text:p text:style-name="P13"><text:s text:c="12"/>const auto&amp; paths = NSFindFile::FindByName(path);</text:p>
      <text:p text:style-name="P13"><text:s text:c="12"/>auto fOut = std::ofstream(FifoPath);</text:p>
      <text:p text:style-name="P13"><text:s text:c="12"/>if(!fOut.is_open()) {</text:p>
      <text:p text:style-name="P13"><text:s text:c="16"/>continue;</text:p>
      <text:p text:style-name="P13"><text:s text:c="12"/>}</text:p>
      <text:p text:style-name="P13"><text:s text:c="12"/>for(const auto&amp; p : paths) {</text:p>
      <text:p text:style-name="P13"><text:s text:c="16"/>fOut &lt;&lt; p.native() &lt;&lt; "\n";</text:p>
      <text:p text:style-name="P13"><text:s text:c="12"/>}</text:p>
      <text:p text:style-name="P13"><text:s text:c="8"/>} catch(const TFSException&amp; ex) {</text:p>
      <text:p text:style-name="P13"><text:s text:c="12"/>auto fOut = std::ofstream(FifoPath);</text:p>
      <text:p text:style-name="P13"><text:s text:c="12"/>if(fOut.is_open()) {</text:p>
      <text:p text:style-name="P13"><text:s text:c="16"/>fOut &lt;&lt; s_sNoFilesWithSuchName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13">}</text:p>
      <text:p text:style-name="P13"><text:soft-page-break/></text:p>
      <text:p text:style-name="P13">// ../Source/CppFuse/Controllers/NSFileAttributes.hpp</text:p>
      <text:p text:style-name="P13"/>
      <text:p text:style-name="P13">#ifndef CPPFUSE_NSFILEATTRIBUTES_HPP</text:p>
      <text:p text:style-name="P13">#define CPPFUSE_NSFILEATTRIBUTES_HPP</text:p>
      <text:p text:style-name="P13"/>
      <text:p text:style-name="P13">#include &lt;CppFuse/Models/TFileObjects.hpp&gt;</text:p>
      <text:p text:style-name="P13">#include &lt;sys/stat.h&gt;</text:p>
      <text:p text:style-name="P13"/>
      <text:p text:style-name="P13">namespace cppfuse::NSFileAttributes {</text:p>
      <text:p text:style-name="P13"><text:s text:c="4"/>void Get(const ASharedFileVariant&amp; var, struct stat* st);</text:p>
      <text:p text:style-name="P13">}</text:p>
      <text:p text:style-name="P13"/>
      <text:p text:style-name="P13">#endif //CPPFUSE_NSFILEATTRIBUTES_HPP</text:p>
      <text:p text:style-name="P13"/>
      <text:p text:style-name="P13"/>
      <text:p text:style-name="P13">// ../Source/CppFuse/Controllers/NSFindFile.cpp</text:p>
      <text:p text:style-name="P13"/>
      <text:p text:style-name="P13">#include &lt;CppFuse/Controllers/NSFindFile.hpp&gt;</text:p>
      <text:p text:style-name="P13">#include &lt;CppFuse/Controllers/TFileSystem.hpp&gt;</text:p>
      <text:p text:style-name="P13">#include &lt;CppFuse/Errors/TFSException.hpp&gt;</text:p>
      <text:p text:style-name="P13">#include &lt;CppFuse/Controllers/TGetFileParameter.hpp&gt;</text:p>
      <text:p text:style-name="P13">#include &lt;CppFuse/Controllers/NSAccessFile.hpp&gt;</text:p>
      <text:p text:style-name="P13"/>
      <text:p text:style-name="P13">#include &lt;array&gt;</text:p>
      <text:p text:style-name="P13">#include &lt;map&gt;</text:p>
      <text:p text:style-name="P13"/>
      <text:p text:style-name="P13">namespace cppfuse::NSFindFile {</text:p>
      <text:p text:style-name="P13"/>
      <text:p text:style-name="P13">static constexpr std::string_view s_sRootPath = "/";</text:p>
      <text:p text:style-name="P13">static auto s_mNamePath = rwl::TRwLock&lt;std::map&lt;std::string, std::set&lt;fs::path&gt;&gt;&gt;();</text:p>
      <text:p text:style-name="P13"><text:soft-page-break/></text:p>
      <text:p text:style-name="P13">ASharedFileVariant RecursiveFind(const fs::path&amp; path,</text:p>
      <text:p text:style-name="P13"><text:s text:c="4"/>fs::path::iterator it, const rwl::TRwLockReadGuard&lt;TDirectory&gt;&amp; dirRead) {</text:p>
      <text:p text:style-name="P13"/>
      <text:p text:style-name="P13"><text:s text:c="4"/>const auto&amp; itName = it-&gt;native();</text:p>
      <text:p text:style-name="P13"><text:s text:c="4"/>const auto&amp; files = dirRead-&gt;Files;</text:p>
      <text:p text:style-name="P13"/>
      <text:p text:style-name="P13"><text:s text:c="4"/>const auto childIt = std::ranges::find_if(files,</text:p>
      <text:p text:style-name="P13"><text:s text:c="8"/>[&amp;itName](const auto&amp; f) {</text:p>
      <text:p text:style-name="P13"><text:s text:c="12"/>return std::visit(TGetInfoName{}, f) == itName;</text:p>
      <text:p text:style-name="P13"><text:s text:c="8"/>}</text:p>
      <text:p text:style-name="P13"><text:s text:c="4"/>);</text:p>
      <text:p text:style-name="P13"><text:s text:c="4"/>if(childIt == files.end()) {</text:p>
      <text:p text:style-name="P13"><text:s text:c="8"/>throw TFSException(path.begin(), it, NFSExceptionType::FileNotExist);</text:p>
      <text:p text:style-name="P13"><text:s text:c="4"/>}</text:p>
      <text:p text:style-name="P13"><text:s text:c="4"/>if(std::distance(it, path.end()) == 1) {</text:p>
      <text:p text:style-name="P13"><text:s text:c="8"/>return *childIt;</text:p>
      <text:p text:style-name="P13"><text:s text:c="4"/>}</text:p>
      <text:p text:style-name="P13"><text:s text:c="4"/>if(const auto childDirPtr = std::get_if&lt;ASharedRwLock&lt;TDirectory&gt;&gt;(&amp;*childIt)) {</text:p>
      <text:p text:style-name="P13"><text:s text:c="8"/>const auto&amp; childDir = *childDirPtr;</text:p>
      <text:p text:style-name="P13"><text:s text:c="8"/>if(NSAccessFile::Access(childDir, X_OK)==NNFileAccess::Restricted) {</text:p>
      <text:p text:style-name="P13"><text:s text:c="12"/>throw TFSException(path.begin(), it, NFSExceptionType::AccessNotPermitted);</text:p>
      <text:p text:style-name="P13"><text:s text:c="8"/>}</text:p>
      <text:p text:style-name="P13"><text:s text:c="8"/>return RecursiveFind(path, ++it, childDir-&gt;Read());</text:p>
      <text:p text:style-name="P13"><text:s text:c="4"/>}</text:p>
      <text:p text:style-name="P13"><text:s text:c="4"/>throw TFSException(path.begin(), it, NFSExceptionType::NotDirectory);</text:p>
      <text:p text:style-name="P13">}</text:p>
      <text:p text:style-name="P13"/>
      <text:p text:style-name="P13">void AddToNameHash(const fs::path&amp; path) {</text:p>
      <text:p text:style-name="P13"><text:s text:c="4"/>auto namePathWrite = s_mNamePath.Write();</text:p>
      <text:p text:style-name="P13"><text:s text:c="4"/>auto normalPath = path.lexically_normal();</text:p>
      <text:p text:style-name="P13"><text:soft-page-break/><text:s text:c="4"/>namePathWrite-&gt;operator[](path.filename()).insert(normalPath);</text:p>
      <text:p text:style-name="P13">}</text:p>
      <text:p text:style-name="P13"/>
      <text:p text:style-name="P13">void RemoveFromNameHash(const fs::path&amp; path) {</text:p>
      <text:p text:style-name="P13"><text:s text:c="4"/>auto namePathWrite = s_mNamePath.Write();</text:p>
      <text:p text:style-name="P13"><text:s text:c="4"/>auto normalPath = path.lexically_normal();</text:p>
      <text:p text:style-name="P13"><text:s text:c="4"/>auto filenamePath = normalPath.filename();</text:p>
      <text:p text:style-name="P13"><text:s text:c="4"/>const auto&amp; filename = filenamePath.native();</text:p>
      <text:p text:style-name="P13"><text:s text:c="4"/>auto&amp; collisions = namePathWrite-&gt;operator[](filename);</text:p>
      <text:p text:style-name="P13"><text:s text:c="4"/>collisions.erase(normalPath);</text:p>
      <text:p text:style-name="P13"><text:s text:c="4"/>if(collisions.empty()) {</text:p>
      <text:p text:style-name="P13"><text:s text:c="8"/>collisions.erase(filename);</text:p>
      <text:p text:style-name="P13"><text:s text:c="4"/>}</text:p>
      <text:p text:style-name="P13">}</text:p>
      <text:p text:style-name="P13"/>
      <text:p text:style-name="P13">const std::set&lt;fs::path&gt;&amp; FindByName(const std::string&amp; name) {</text:p>
      <text:p text:style-name="P13"><text:s text:c="4"/>auto namePathRead = s_mNamePath.Read();</text:p>
      <text:p text:style-name="P13"><text:s text:c="4"/>if(!namePathRead-&gt;contains(name)) {</text:p>
      <text:p text:style-name="P13"><text:s text:c="8"/>throw TFSException(std::string_view(name), NFSExceptionType::FileNotExist);</text:p>
      <text:p text:style-name="P13"><text:s text:c="4"/>}</text:p>
      <text:p text:style-name="P13"><text:s text:c="4"/>return namePathRead-&gt;at(name);</text:p>
      <text:p text:style-name="P13">}</text:p>
      <text:p text:style-name="P13"/>
      <text:p text:style-name="P13">template&lt;typename T, auto FSExceptionValue&gt;</text:p>
      <text:p text:style-name="P13">ASharedRwLock&lt;T&gt; FindGeneral(const fs::path&amp; path) {</text:p>
      <text:p text:style-name="P13"><text:s text:c="4"/>const auto obj = NSFindFile::Find(path);</text:p>
      <text:p text:style-name="P13"><text:s text:c="4"/>if(const auto t = std::get_if&lt;ASharedRwLock&lt;T&gt;&gt;(&amp;obj)) {</text:p>
      <text:p text:style-name="P13"><text:s text:c="8"/>return *t;</text:p>
      <text:p text:style-name="P13"><text:s text:c="4"/>}</text:p>
      <text:p text:style-name="P13"><text:s text:c="4"/>throw TFSException(path.begin(), path.end(), FSExceptionValue);</text:p>
      <text:p text:style-name="P13">}</text:p>
      <text:p text:style-name="P13"><text:soft-page-break/></text:p>
      <text:p text:style-name="P13">ASharedFileVariant Find(const fs::path&amp; path) {</text:p>
      <text:p text:style-name="P13"><text:s text:c="4"/>const auto&amp; rootDir = TFileSystem::RootDir();</text:p>
      <text:p text:style-name="P13"><text:s text:c="4"/>const auto normalizedPath = path.lexically_normal();</text:p>
      <text:p text:style-name="P13"><text:s text:c="4"/>if(normalizedPath == s_sRootPath) {</text:p>
      <text:p text:style-name="P13"><text:s text:c="8"/>return rootDir;</text:p>
      <text:p text:style-name="P13"><text:s text:c="4"/>}</text:p>
      <text:p text:style-name="P13"><text:s text:c="4"/>return RecursiveFind(normalizedPath, ++normalizedPath.begin(), rootDir-&gt;Read());</text:p>
      <text:p text:style-name="P13">}</text:p>
      <text:p text:style-name="P13"/>
      <text:p text:style-name="P13">ASharedRwLock&lt;TDirectory&gt; FindDir(const fs::path&amp; path) {</text:p>
      <text:p text:style-name="P13"><text:s text:c="4"/>return FindGeneral&lt;TDirectory, NFSExceptionType::NotDirectory&gt;(path);</text:p>
      <text:p text:style-name="P13">}</text:p>
      <text:p text:style-name="P13"/>
      <text:p text:style-name="P13">ASharedRwLock&lt;TLink&gt; FindLink(const fs::path&amp; path) {</text:p>
      <text:p text:style-name="P13"><text:s text:c="4"/>return FindGeneral&lt;TLink, NFSExceptionType::NotLink&gt;(path);</text:p>
      <text:p text:style-name="P13">}</text:p>
      <text:p text:style-name="P13"/>
      <text:p text:style-name="P13">ASharedRwLock&lt;TRegularFile&gt; FindRegularFile(const fs::path&amp; path) {</text:p>
      <text:p text:style-name="P13"><text:s text:c="4"/>return FindGeneral&lt;TRegularFile, NFSExceptionType::NotFile&gt;(path);</text:p>
      <text:p text:style-name="P13">}</text:p>
      <text:p text:style-name="P13"/>
      <text:p text:style-name="P13">}</text:p>
      <text:p text:style-name="P13"/>
      <text:p text:style-name="P13">// ../Source/CppFuse/Controllers/NSFileType.hpp</text:p>
      <text:p text:style-name="P13"/>
      <text:p text:style-name="P13">#ifndef CPPFUSE_NSFILETYPE_HPP</text:p>
      <text:p text:style-name="P13">#define CPPFUSE_NSFILETYPE_HPP</text:p>
      <text:p text:style-name="P13"/>
      <text:p text:style-name="P13">#include &lt;CppFuse/Models/NNFileType.hpp&gt;</text:p>
      <text:p text:style-name="P13">#include &lt;CppFuse/Models/TFileObjects.hpp&gt;</text:p>
      <text:p text:style-name="P13"><text:soft-page-break/></text:p>
      <text:p text:style-name="P13">namespace cppfuse::NSFileType {</text:p>
      <text:p text:style-name="P13"/>
      <text:p text:style-name="P13">constexpr NFileType Get(const ASharedFileVariant&amp; var) {</text:p>
      <text:p text:style-name="P13"><text:s text:c="4"/>return std::visit([](const auto&amp; file) { return Get(file); }, var);</text:p>
      <text:p text:style-name="P13">}</text:p>
      <text:p text:style-name="P13">constexpr NFileType Get(const CSharedRwFileObject auto&amp; var) {</text:p>
      <text:p text:style-name="P13"><text:s text:c="4"/>return std::remove_reference_t&lt;decltype(var)&gt;::element_type::InnerType::FileType;</text:p>
      <text:p text:style-name="P13">}</text:p>
      <text:p text:style-name="P13">constexpr NFileType Get(const CGuardFileObject auto&amp; var) {</text:p>
      <text:p text:style-name="P13"><text:s text:c="4"/>return std::remove_reference_t&lt;decltype(var)&gt;::InnerType::FileType;</text:p>
      <text:p text:style-name="P13">}</text:p>
      <text:p text:style-name="P13"/>
      <text:p text:style-name="P13">}</text:p>
      <text:p text:style-name="P13"/>
      <text:p text:style-name="P13">#endif //CPPFUSE_NSFILETYPE_HPP</text:p>
      <text:p text:style-name="P13"/>
      <text:p text:style-name="P13"/>
      <text:p text:style-name="P13">// ../Source/CppFuse/Controllers/TReadDirectory.cpp</text:p>
      <text:p text:style-name="P13"/>
      <text:p text:style-name="P13">#include &lt;CppFuse/Controllers/TReadDirectory.hpp&gt;</text:p>
      <text:p text:style-name="P13">#include &lt;CppFuse/Controllers/TGetFileParameter.hpp&gt;</text:p>
      <text:p text:style-name="P13">#include &lt;CppFuse/Controllers/NSFindFile.hpp&gt;</text:p>
      <text:p text:style-name="P13">#include &lt;CppFuse/Errors/TFSException.hpp&gt;</text:p>
      <text:p text:style-name="P13"/>
      <text:p text:style-name="P13">namespace cppfuse {</text:p>
      <text:p text:style-name="P13"/>
      <text:p text:style-name="P13">TReadDirectory::TReadDirectory(const fs::path&amp; path, void* buffer, fuse_fill_dir_t filler)</text:p>
      <text:p text:style-name="P13"><text:s text:c="4"/>: m_pPath{path}, m_pBuffer{buffer}, m_xFiller{filler} {}</text:p>
      <text:p text:style-name="P13"/>
      <text:p text:style-name="P13">void TReadDirectory::operator()() {</text:p>
      <text:p text:style-name="P13"><text:soft-page-break/><text:s text:c="4"/>const auto res = NSFindFile::Find(m_pPath);</text:p>
      <text:p text:style-name="P13"><text:s text:c="4"/>return std::visit([this](const auto&amp; obj) { return DoReadDir(obj); }, res);</text:p>
      <text:p text:style-name="P13">}</text:p>
      <text:p text:style-name="P13"/>
      <text:p text:style-name="P13">void TReadDirectory::DoReadDir(const ASharedRwLock&lt;TDirectory&gt;&amp; var) {</text:p>
      <text:p text:style-name="P13"><text:s text:c="4"/>FillerDirectory(var);</text:p>
      <text:p text:style-name="P13">}</text:p>
      <text:p text:style-name="P13"/>
      <text:p text:style-name="P13">void TReadDirectory::DoReadDir(const ASharedRwLock&lt;TRegularFile&gt;&amp; var) {</text:p>
      <text:p text:style-name="P13"><text:s text:c="4"/>throw TFSException(m_pPath, NFSExceptionType::NotDirectory);</text:p>
      <text:p text:style-name="P13">}</text:p>
      <text:p text:style-name="P13"/>
      <text:p text:style-name="P13">void TReadDirectory::DoReadDir(const ASharedRwLock&lt;TLink&gt;&amp; var) {</text:p>
      <text:p text:style-name="P13"><text:s text:c="4"/>const auto varRead = var-&gt;Read();</text:p>
      <text:p text:style-name="P13"><text:s text:c="4"/>const auto dir = NSFindFile::FindDir(varRead-&gt;LinkTo);</text:p>
      <text:p text:style-name="P13"><text:s text:c="4"/>FillerDirectory(dir);</text:p>
      <text:p text:style-name="P13">}</text:p>
      <text:p text:style-name="P13"/>
      <text:p text:style-name="P13">void TReadDirectory::FillerBuffer(const std::string_view&amp; name) {</text:p>
      <text:p text:style-name="P13"><text:s text:c="4"/>m_xFiller(m_pBuffer, name.data(), NULL, 0, fuse_fill_dir_flags::FUSE_FILL_DIR_PLUS);</text:p>
      <text:p text:style-name="P13">}</text:p>
      <text:p text:style-name="P13"/>
      <text:p text:style-name="P13">void TReadDirectory::FillerDirectory(const ASharedRwLock&lt;TDirectory&gt;&amp; dir) {</text:p>
      <text:p text:style-name="P13"><text:s text:c="4"/>const auto dirRead = dir-&gt;Read();</text:p>
      <text:p text:style-name="P13"><text:s text:c="4"/>for(const auto&amp; var : dirRead-&gt;Files) {</text:p>
      <text:p text:style-name="P13"><text:s text:c="8"/>const auto name = TGetInfoName{}(var);</text:p>
      <text:p text:style-name="P13"><text:s text:c="8"/>FillerBuffer(name);</text:p>
      <text:p text:style-name="P13"><text:s text:c="4"/>}</text:p>
      <text:p text:style-name="P13">}</text:p>
      <text:p text:style-name="P13"/>
      <text:p text:style-name="P13"><text:soft-page-break/>}</text:p>
      <text:p text:style-name="P13"/>
      <text:p text:style-name="P13">// ../Source/CppFuse/Controllers/NSDeleteFile.hpp</text:p>
      <text:p text:style-name="P13"/>
      <text:p text:style-name="P13">#ifndef CPPFUSE_NSDELETEFILE_HPP</text:p>
      <text:p text:style-name="P13">#define CPPFUSE_NSDELETEFILE_HPP</text:p>
      <text:p text:style-name="P13"/>
      <text:p text:style-name="P13">#include &lt;filesystem&gt;</text:p>
      <text:p text:style-name="P13"/>
      <text:p text:style-name="P13">namespace fs = std::filesystem;</text:p>
      <text:p text:style-name="P13"/>
      <text:p text:style-name="P13">namespace cppfuse::NSDeleteFile {</text:p>
      <text:p text:style-name="P13"/>
      <text:p text:style-name="P13">void Delete(const fs::path&amp; path);</text:p>
      <text:p text:style-name="P13"/>
      <text:p text:style-name="P13">}</text:p>
      <text:p text:style-name="P13"/>
      <text:p text:style-name="P13">#endif //CPPFUSE_NSDELETEFILE_HPP</text:p>
      <text:p text:style-name="P13"/>
      <text:p text:style-name="P13">// ../Source/CppFuse/Controllers/NSDeleteFile.cpp</text:p>
      <text:p text:style-name="P13"/>
      <text:p text:style-name="P13">#include &lt;CppFuse/Controllers/NSDeleteFile.hpp&gt;</text:p>
      <text:p text:style-name="P13">#include &lt;CppFuse/Controllers/TGetFileParameter.hpp&gt;</text:p>
      <text:p text:style-name="P13">#include &lt;CppFuse/Controllers/NSFindFile.hpp&gt;</text:p>
      <text:p text:style-name="P13">#include &lt;CppFuse/Errors/TFSException.hpp&gt;</text:p>
      <text:p text:style-name="P13">#include &lt;algorithm&gt;</text:p>
      <text:p text:style-name="P13"/>
      <text:p text:style-name="P13">namespace cppfuse::NSDeleteFile {</text:p>
      <text:p text:style-name="P13"/>
      <text:p text:style-name="P13">void DeleteChildrenInDirectory(const ASharedRwLock&lt;TDirectory&gt;&amp; dir, const fs::path&amp; dirPath);</text:p>
      <text:p text:style-name="P13"><text:soft-page-break/></text:p>
      <text:p text:style-name="P13">static void DeleteWithIterator( std::vector&lt;ASharedFileVariant&gt;&amp; parentFiles,</text:p>
      <text:p text:style-name="P13"><text:s text:c="32"/>std::vector&lt;ASharedFileVariant&gt;::iterator it, const fs::path&amp; itPath) {</text:p>
      <text:p text:style-name="P13"/>
      <text:p text:style-name="P13"><text:s text:c="4"/>if(const auto childDirPtr = std::get_if&lt;ASharedRwLock&lt;TDirectory&gt;&gt;(&amp;*it)) {</text:p>
      <text:p text:style-name="P13"><text:s text:c="8"/>DeleteChildrenInDirectory(*childDirPtr, itPath);</text:p>
      <text:p text:style-name="P13"><text:s text:c="4"/>}</text:p>
      <text:p text:style-name="P13"><text:s text:c="4"/>NSFindFile::RemoveFromNameHash(itPath);</text:p>
      <text:p text:style-name="P13"><text:s text:c="4"/>parentFiles.erase(it);</text:p>
      <text:p text:style-name="P13">}</text:p>
      <text:p text:style-name="P13"/>
      <text:p text:style-name="P13">void DeleteChildrenInDirectory(const ASharedRwLock&lt;TDirectory&gt;&amp; dir, const fs::path&amp; dirPath) {</text:p>
      <text:p text:style-name="P13"><text:s text:c="4"/>auto dirWrite = dir-&gt;Write();</text:p>
      <text:p text:style-name="P13"><text:s text:c="4"/>auto&amp; files = dirWrite-&gt;Files;</text:p>
      <text:p text:style-name="P13"><text:s text:c="4"/>for(auto i = unsigned(0); i &lt; files.size(); ++i) {</text:p>
      <text:p text:style-name="P13"><text:s text:c="8"/>const auto it = files.begin() + i;</text:p>
      <text:p text:style-name="P13"><text:s text:c="8"/>DeleteWithIterator(files, it, dirPath / TGetInfoName{}(*it));</text:p>
      <text:p text:style-name="P13"><text:s text:c="8"/>--i;</text:p>
      <text:p text:style-name="P13"><text:s text:c="4"/>}</text:p>
      <text:p text:style-name="P13">}</text:p>
      <text:p text:style-name="P13"/>
      <text:p text:style-name="P13">void Delete(const fs::path&amp; path) {</text:p>
      <text:p text:style-name="P13"><text:s text:c="4"/>const auto fileName = path.filename();</text:p>
      <text:p text:style-name="P13"><text:s text:c="4"/>const auto parentDir = NSFindFile::FindDir(path.parent_path());</text:p>
      <text:p text:style-name="P13"><text:s text:c="4"/>auto parentDirWrite = parentDir-&gt;Write();</text:p>
      <text:p text:style-name="P13"><text:s text:c="4"/>auto&amp; parentFiles = parentDirWrite-&gt;Files;</text:p>
      <text:p text:style-name="P13"><text:s text:c="4"/>const auto it = std::find_if(parentFiles.begin(), parentFiles.end(),</text:p>
      <text:p text:style-name="P13"><text:s text:c="8"/>[&amp;fileName](const auto&amp; f) {</text:p>
      <text:p text:style-name="P13"><text:s text:c="12"/>return TGetInfoName{}(f) == fileName;</text:p>
      <text:p text:style-name="P13"><text:s text:c="8"/>}</text:p>
      <text:p text:style-name="P13"><text:soft-page-break/><text:s text:c="4"/>);</text:p>
      <text:p text:style-name="P13"><text:s text:c="4"/>if(it == parentFiles.end()) {</text:p>
      <text:p text:style-name="P13"><text:s text:c="8"/>throw TFSException(path, NFSExceptionType::FileNotExist);</text:p>
      <text:p text:style-name="P13"><text:s text:c="4"/>}</text:p>
      <text:p text:style-name="P13"><text:s text:c="4"/>DeleteWithIterator(parentFiles, it, path);</text:p>
      <text:p text:style-name="P13">}</text:p>
      <text:p text:style-name="P13"/>
      <text:p text:style-name="P13">}</text:p>
      <text:p text:style-name="P13"/>
      <text:p text:style-name="P13"/>
      <text:p text:style-name="P13">// ../Source/CppFuse/Controllers/TGetFileParameter.hpp</text:p>
      <text:p text:style-name="P13"/>
      <text:p text:style-name="P13">#ifndef CPPFUSE_TGETFILEPARAMETER_HPP</text:p>
      <text:p text:style-name="P13">#define CPPFUSE_TGETFILEPARAMETER_HPP</text:p>
      <text:p text:style-name="P13"/>
      <text:p text:style-name="P13">#include &lt;CppFuse/Models/TFileObjects.hpp&gt;</text:p>
      <text:p text:style-name="P13"/>
      <text:p text:style-name="P13">namespace cppfuse {</text:p>
      <text:p text:style-name="P13"/>
      <text:p text:style-name="P13">template&lt;typename FieldType, typename Derived&gt;</text:p>
      <text:p text:style-name="P13">class TGetFileParameter {</text:p>
      <text:p text:style-name="P13"><text:s text:c="4"/>public:</text:p>
      <text:p text:style-name="P13"><text:s text:c="4"/>TGetFileParameter()=default;</text:p>
      <text:p text:style-name="P13"/>
      <text:p text:style-name="P13"><text:s text:c="4"/>public:</text:p>
      <text:p text:style-name="P13"><text:s text:c="4"/>const FieldType&amp; operator()(const ASharedFileVariant&amp; var) {</text:p>
      <text:p text:style-name="P13"><text:s text:c="8"/>return std::visit(*this, var);</text:p>
      <text:p text:style-name="P13"><text:s text:c="4"/>}</text:p>
      <text:p text:style-name="P13"><text:s text:c="4"/>const FieldType&amp; operator()(const CSharedRwFileObject auto&amp; var) {</text:p>
      <text:p text:style-name="P13"><text:s text:c="8"/>return reinterpret_cast&lt;Derived*&gt;(this)-&gt;operator()(var-&gt;Read());</text:p>
      <text:p text:style-name="P13"><text:s text:c="4"/>}</text:p>
      <text:p text:style-name="P13"><text:soft-page-break/>};</text:p>
      <text:p text:style-name="P13"/>
      <text:p text:style-name="P13">class TGetInfoName : public TGetFileParameter&lt;std::string, TGetInfoName&gt; {</text:p>
      <text:p text:style-name="P13"><text:s text:c="4"/>public:</text:p>
      <text:p text:style-name="P13"><text:s text:c="4"/>using TGetFileParameter&lt;std::string, TGetInfoName&gt;::operator();</text:p>
      <text:p text:style-name="P13"><text:s text:c="4"/>TGetInfoName()=default;</text:p>
      <text:p text:style-name="P13"><text:s text:c="4"/>const std::string&amp; operator()(const CGuardFileObject auto&amp; var) {</text:p>
      <text:p text:style-name="P13"><text:s text:c="8"/>return reinterpret_cast&lt;const TFile&lt;TDirectory&gt;*&gt;(var.GetPtr())-&gt;m_sName;</text:p>
      <text:p text:style-name="P13"><text:s text:c="4"/>}</text:p>
      <text:p text:style-name="P13"><text:s text:c="4"/>std::string&amp; operator()(CWriteGuardFileObject auto&amp; var) {</text:p>
      <text:p text:style-name="P13"><text:s text:c="8"/>return reinterpret_cast&lt;TFile&lt;TDirectory&gt;*&gt;(var.GetPtr())-&gt;m_sName;</text:p>
      <text:p text:style-name="P13"><text:s text:c="4"/>}</text:p>
      <text:p text:style-name="P13">};</text:p>
      <text:p text:style-name="P13"/>
      <text:p text:style-name="P13">class TGetInfoUid : public TGetFileParameter&lt;uid_t, TGetInfoUid&gt; {</text:p>
      <text:p text:style-name="P13"><text:s text:c="4"/>public:</text:p>
      <text:p text:style-name="P13"><text:s text:c="4"/>using TGetFileParameter&lt;uid_t, TGetInfoUid&gt;::operator();</text:p>
      <text:p text:style-name="P13"><text:s text:c="4"/>TGetInfoUid()=default;</text:p>
      <text:p text:style-name="P13"><text:s text:c="4"/>const uid_t&amp; operator()(const CGuardFileObject auto&amp; var) {</text:p>
      <text:p text:style-name="P13"><text:s text:c="8"/>return reinterpret_cast&lt;const TFile&lt;TDirectory&gt;*&gt;(var.GetPtr())-&gt;m_uUid;</text:p>
      <text:p text:style-name="P13"><text:s text:c="4"/>}</text:p>
      <text:p text:style-name="P13"><text:s text:c="4"/>uid_t&amp; operator()(CWriteGuardFileObject auto&amp; var) {</text:p>
      <text:p text:style-name="P13"><text:s text:c="8"/>return reinterpret_cast&lt;TFile&lt;TDirectory&gt;*&gt;(var.GetPtr())-&gt;m_uUid;</text:p>
      <text:p text:style-name="P13"><text:s text:c="4"/>}</text:p>
      <text:p text:style-name="P13">};</text:p>
      <text:p text:style-name="P13"/>
      <text:p text:style-name="P13">class TGetInfoGid : public TGetFileParameter&lt;gid_t, TGetInfoGid&gt; {</text:p>
      <text:p text:style-name="P13"><text:s text:c="4"/>public:</text:p>
      <text:p text:style-name="P13"><text:s text:c="4"/>using TGetFileParameter&lt;gid_t, TGetInfoGid&gt;::operator();</text:p>
      <text:p text:style-name="P13"><text:s text:c="4"/>TGetInfoGid()=default;</text:p>
      <text:p text:style-name="P13"><text:s text:c="4"/>const gid_t&amp; operator()(const CGuardFileObject auto&amp; var) {</text:p>
      <text:p text:style-name="P13"><text:soft-page-break/><text:s text:c="8"/>return reinterpret_cast&lt;const TFile&lt;TDirectory&gt;*&gt;(var.GetPtr())-&gt;m_uGid;</text:p>
      <text:p text:style-name="P13"><text:s text:c="4"/>}</text:p>
      <text:p text:style-name="P13"><text:s text:c="4"/>gid_t&amp; operator()(CWriteGuardFileObject auto&amp; var) {</text:p>
      <text:p text:style-name="P13"><text:s text:c="8"/>return reinterpret_cast&lt;TFile&lt;TDirectory&gt;*&gt;(var.GetPtr())-&gt;m_uGid;</text:p>
      <text:p text:style-name="P13"><text:s text:c="4"/>}</text:p>
      <text:p text:style-name="P13">};</text:p>
      <text:p text:style-name="P13"/>
      <text:p text:style-name="P13">class TGetInfoMode : public TGetFileParameter&lt;mode_t, TGetInfoMode&gt; {</text:p>
      <text:p text:style-name="P13"><text:s text:c="4"/>public:</text:p>
      <text:p text:style-name="P13"><text:s text:c="4"/>using TGetFileParameter&lt;mode_t, TGetInfoMode&gt;::operator();</text:p>
      <text:p text:style-name="P13"><text:s text:c="4"/>TGetInfoMode()=default;</text:p>
      <text:p text:style-name="P13"><text:s text:c="4"/>const mode_t&amp; operator()(const CGuardFileObject auto&amp; var) {</text:p>
      <text:p text:style-name="P13"><text:s text:c="8"/>return reinterpret_cast&lt;const TFile&lt;TDirectory&gt;*&gt;(var.GetPtr())-&gt;m_uMode;</text:p>
      <text:p text:style-name="P13"><text:s text:c="4"/>}</text:p>
      <text:p text:style-name="P13"><text:s text:c="4"/>mode_t&amp; operator()(CWriteGuardFileObject auto&amp; var) {</text:p>
      <text:p text:style-name="P13"><text:s text:c="8"/>return reinterpret_cast&lt;TFile&lt;TDirectory&gt;*&gt;(var.GetPtr())-&gt;m_uMode;</text:p>
      <text:p text:style-name="P13"><text:s text:c="4"/>}</text:p>
      <text:p text:style-name="P13">};</text:p>
      <text:p text:style-name="P13"/>
      <text:p text:style-name="P13">class TGetInfoParent : public TGetFileParameter&lt;AWeakRwLock&lt;TDirectory&gt;, TGetInfoParent&gt; {</text:p>
      <text:p text:style-name="P13"><text:s text:c="4"/>public:</text:p>
      <text:p text:style-name="P13"><text:s text:c="4"/>using TGetFileParameter&lt;AWeakRwLock&lt;TDirectory&gt;, TGetInfoParent&gt;::operator();</text:p>
      <text:p text:style-name="P13"><text:s text:c="4"/>TGetInfoParent()=default;</text:p>
      <text:p text:style-name="P13"><text:s text:c="4"/>const AWeakRwLock&lt;TDirectory&gt;&amp; operator()(const CGuardFileObject auto&amp; var) {</text:p>
      <text:p text:style-name="P13"><text:s text:c="8"/>return reinterpret_cast&lt;const TFile&lt;TDirectory&gt;*&gt;(var.GetPtr())-&gt;m_pParent;</text:p>
      <text:p text:style-name="P13"><text:s text:c="4"/>}</text:p>
      <text:p text:style-name="P13"><text:s text:c="4"/>AWeakRwLock&lt;TDirectory&gt;&amp; operator()(CWriteGuardFileObject auto&amp; var) {</text:p>
      <text:p text:style-name="P13"><text:s text:c="8"/>return reinterpret_cast&lt;TFile&lt;TDirectory&gt;*&gt;(var.GetPtr())-&gt;m_pParent;</text:p>
      <text:p text:style-name="P13"><text:s text:c="4"/>}</text:p>
      <text:p text:style-name="P13">};</text:p>
      <text:p text:style-name="P13"><text:soft-page-break/></text:p>
      <text:p text:style-name="P13">}</text:p>
      <text:p text:style-name="P13"/>
      <text:p text:style-name="P13">#endif //CPPFUSE_TGETFILEPARAMETER_HPP</text:p>
      <text:p text:style-name="P13"/>
      <text:p text:style-name="P13"/>
      <text:p text:style-name="P13">// ../Source/CppFuse/Controllers/TFileSystem.hpp</text:p>
      <text:p text:style-name="P13"/>
      <text:p text:style-name="P13">#ifndef CPPFUSE_TFILESYSTEM_HPP</text:p>
      <text:p text:style-name="P13">#define CPPFUSE_TFILESYSTEM_HPP</text:p>
      <text:p text:style-name="P13"/>
      <text:p text:style-name="P13">#define FUSE_USE_VERSION 30</text:p>
      <text:p text:style-name="P13"/>
      <text:p text:style-name="P13">#include &lt;CppFuse/Models/TFileObjects.hpp&gt;</text:p>
      <text:p text:style-name="P13"/>
      <text:p text:style-name="P13">#include &lt;fuse3/fuse.h&gt;</text:p>
      <text:p text:style-name="P13">#include &lt;filesystem&gt;</text:p>
      <text:p text:style-name="P13"/>
      <text:p text:style-name="P13">namespace cppfuse {</text:p>
      <text:p text:style-name="P13"/>
      <text:p text:style-name="P13">class TFileSystem {</text:p>
      <text:p text:style-name="P13"><text:s text:c="4"/>public:</text:p>
      <text:p text:style-name="P13"><text:s text:c="4"/>static int Init(int argc, char *argv[]);</text:p>
      <text:p text:style-name="P13"/>
      <text:p text:style-name="P13"><text:s text:c="4"/>protected:</text:p>
      <text:p text:style-name="P13"><text:s text:c="4"/>static int GetAttr(const char* path, struct stat* st, struct fuse_file_info* fi);</text:p>
      <text:p text:style-name="P13"><text:s text:c="4"/>static int ReadLink(const char* path, char* buffer, size_t size);</text:p>
      <text:p text:style-name="P13"><text:s text:c="4"/>static int MkNod(const char* path, mode_t mode, dev_t rdev);</text:p>
      <text:p text:style-name="P13"><text:s text:c="4"/>static int MkDir(const char* path, mode_t mode);</text:p>
      <text:p text:style-name="P13"><text:s text:c="4"/>static int Unlink(const char* path);</text:p>
      <text:p text:style-name="P13"><text:s text:c="4"/>static int RmDir(const char* path);</text:p>
      <text:p text:style-name="P13"><text:soft-page-break/><text:s text:c="4"/>static int SymLink(const char* target_path, const char* link_path);</text:p>
      <text:p text:style-name="P13"><text:s text:c="4"/>static int ChMod(const char* path, mode_t mode, struct fuse_file_info *fi);</text:p>
      <text:p text:style-name="P13"><text:s text:c="4"/>static int Open(const char* path, struct fuse_file_info* info);</text:p>
      <text:p text:style-name="P13"><text:s text:c="4"/>static int Read(const char* path, char* buffer, size_t size, off_t offset, struct fuse_file_info *fi);</text:p>
      <text:p text:style-name="P13"><text:s text:c="4"/>static int Write(const char* path, const char* buffer, size_t size, off_t offset, struct fuse_file_info *info);</text:p>
      <text:p text:style-name="P13"><text:s text:c="4"/>static int OpenDir(const char* path, struct fuse_file_info* info);</text:p>
      <text:p text:style-name="P13"><text:s text:c="4"/>static int ReadDir(const char* path, void* buffer, fuse_fill_dir_t filler, off_t offset, struct fuse_file_info *info, enum fuse_readdir_flags flags);</text:p>
      <text:p text:style-name="P13"><text:s text:c="4"/>static int Access(const char* path, int accessMask);</text:p>
      <text:p text:style-name="P13"/>
      <text:p text:style-name="P13"><text:s text:c="4"/>public:</text:p>
      <text:p text:style-name="P13"><text:s text:c="4"/>static const ASharedRwLock&lt;TDirectory&gt;&amp; RootDir();</text:p>
      <text:p text:style-name="P13"/>
      <text:p text:style-name="P13"><text:s text:c="4"/>public:</text:p>
      <text:p text:style-name="P13"><text:s text:c="4"/>static fs::path FifoPath;</text:p>
      <text:p text:style-name="P13"/>
      <text:p text:style-name="P13"><text:s text:c="4"/>protected:</text:p>
      <text:p text:style-name="P13"><text:s text:c="4"/>static void FindByNameThread();</text:p>
      <text:p text:style-name="P13">};</text:p>
      <text:p text:style-name="P13"/>
      <text:p text:style-name="P13">}</text:p>
      <text:p text:style-name="P13"/>
      <text:p text:style-name="P13"/>
      <text:p text:style-name="P13"/>
      <text:p text:style-name="P13">#endif //CPPFUSE_TFILESYSTEM_HPP</text:p>
      <text:p text:style-name="P13"/>
      <text:p text:style-name="P13"/>
      <text:p text:style-name="P13">// ../Source/CppFuse/Errors/TFSException.cpp</text:p>
      <text:p text:style-name="P13"/>
      <text:p text:style-name="P13"><text:soft-page-break/>#include &lt;CppFuse/Errors/TFSException.hpp&gt;</text:p>
      <text:p text:style-name="P13">#include &lt;magic_enum.hpp&gt;</text:p>
      <text:p text:style-name="P13"/>
      <text:p text:style-name="P13">namespace cppfuse {</text:p>
      <text:p text:style-name="P13"/>
      <text:p text:style-name="P13">cppfuse::TFSException::TFSException(fs::path::iterator begin, fs::path::iterator end, NFSExceptionType type)</text:p>
      <text:p text:style-name="P13"><text:s text:c="4"/>: m_xType{type} {</text:p>
      <text:p text:style-name="P13"/>
      <text:p text:style-name="P13"><text:s text:c="4"/>auto path = std::filesystem::path();</text:p>
      <text:p text:style-name="P13"><text:s text:c="4"/>for(auto it = begin; it != end; ++it) path.append(it-&gt;c_str());</text:p>
      <text:p text:style-name="P13"><text:s text:c="4"/>UpdateMessage(path.c_str(), type);</text:p>
      <text:p text:style-name="P13">}</text:p>
      <text:p text:style-name="P13">const char* TFSException::what() const noexcept { return m_sMessage.c_str(); }</text:p>
      <text:p text:style-name="P13">NFSExceptionType TFSException::Type() const { return m_xType; }</text:p>
      <text:p text:style-name="P13"/>
      <text:p text:style-name="P13">TFSException::TFSException(const fs::path&amp; path, NFSExceptionType type) {</text:p>
      <text:p text:style-name="P13"><text:s text:c="4"/>UpdateMessage(path.c_str(), type);</text:p>
      <text:p text:style-name="P13">}</text:p>
      <text:p text:style-name="P13"/>
      <text:p text:style-name="P13">TFSException::TFSException(const std::string_view&amp; path, NFSExceptionType type) {</text:p>
      <text:p text:style-name="P13"><text:s text:c="4"/>UpdateMessage(path, type);</text:p>
      <text:p text:style-name="P13">}</text:p>
      <text:p text:style-name="P13"/>
      <text:p text:style-name="P13">void TFSException::UpdateMessage(const std::string_view&amp; path, NFSExceptionType type) {</text:p>
      <text:p text:style-name="P13"><text:s text:c="4"/>m_sMessage = static_cast&lt;std::string&gt;(magic_enum::enum_name(type)) + ": " + path.data();</text:p>
      <text:p text:style-name="P13">}</text:p>
      <text:p text:style-name="P13"/>
      <text:p text:style-name="P13">}</text:p>
      <text:p text:style-name="P13"><text:soft-page-break/></text:p>
      <text:p text:style-name="P13"/>
      <text:p text:style-name="P13"/>
      <text:p text:style-name="P13"/>
      <text:p text:style-name="P13"/>
      <text:p text:style-name="P13">// ../Source/CppFuse/Errors/TFSException.hpp</text:p>
      <text:p text:style-name="P13"/>
      <text:p text:style-name="P13">#ifndef CPPFUSE_TFINDPATHEXCEPTION_HPP</text:p>
      <text:p text:style-name="P13">#define CPPFUSE_TFINDPATHEXCEPTION_HPP</text:p>
      <text:p text:style-name="P13"/>
      <text:p text:style-name="P13">#include &lt;CppFuse/Errors/NNFSExceptionType.hpp&gt;</text:p>
      <text:p text:style-name="P13"/>
      <text:p text:style-name="P13">#include &lt;exception&gt;</text:p>
      <text:p text:style-name="P13">#include &lt;filesystem&gt;</text:p>
      <text:p text:style-name="P13"/>
      <text:p text:style-name="P13">namespace fs = std::filesystem;</text:p>
      <text:p text:style-name="P13"/>
      <text:p text:style-name="P13">namespace cppfuse {</text:p>
      <text:p text:style-name="P13"/>
      <text:p text:style-name="P13">class TFSException : public std::exception {</text:p>
      <text:p text:style-name="P13"><text:s text:c="4"/>public:</text:p>
      <text:p text:style-name="P13"><text:s text:c="4"/>TFSException(fs::path::iterator begin, fs::path::iterator end, NFSExceptionType type);</text:p>
      <text:p text:style-name="P13"><text:s text:c="4"/>TFSException(const fs::path&amp; path, NFSExceptionType type);</text:p>
      <text:p text:style-name="P13"><text:s text:c="4"/>TFSException(const std::string_view&amp; path, NFSExceptionType type);</text:p>
      <text:p text:style-name="P13"><text:s text:c="4"/>virtual const char* what() const noexcept override;</text:p>
      <text:p text:style-name="P13"><text:s text:c="4"/>[[nodiscard]] NFSExceptionType Type() const;</text:p>
      <text:p text:style-name="P13"/>
      <text:p text:style-name="P13"><text:s text:c="4"/>protected:</text:p>
      <text:p text:style-name="P13"><text:s text:c="4"/>void UpdateMessage(const std::string_view&amp; path, NFSExceptionType type);</text:p>
      <text:p text:style-name="P13"/>
      <text:p text:style-name="P13"><text:s text:c="4"/>protected:</text:p>
      <text:p text:style-name="P13"><text:soft-page-break/><text:s text:c="4"/>NFSExceptionType m_xType = NFSExceptionType::NotDirectory;</text:p>
      <text:p text:style-name="P13"><text:s text:c="4"/>std::string m_sMessage;</text:p>
      <text:p text:style-name="P13">};</text:p>
      <text:p text:style-name="P13"/>
      <text:p text:style-name="P13">}</text:p>
      <text:p text:style-name="P13"/>
      <text:p text:style-name="P13">#endif //CPPFUSE_TFINDPATHEXCEPTION_HPP</text:p>
      <text:p text:style-name="P13"/>
      <text:p text:style-name="P13"/>
      <text:p text:style-name="P13">// ../Source/CppFuse/Errors/NNFSExceptionType.hpp</text:p>
      <text:p text:style-name="P13"/>
      <text:p text:style-name="P13">#ifndef CPPFUSE_NNFSEXCEPTIONTYPE_HPP</text:p>
      <text:p text:style-name="P13">#define CPPFUSE_NNFSEXCEPTIONTYPE_HPP</text:p>
      <text:p text:style-name="P13"/>
      <text:p text:style-name="P13">#include &lt;cerrno&gt;</text:p>
      <text:p text:style-name="P13"/>
      <text:p text:style-name="P13">namespace cppfuse {</text:p>
      <text:p text:style-name="P13"/>
      <text:p text:style-name="P13">namespace NNFSExceptionType {</text:p>
      <text:p text:style-name="P13"><text:s text:c="4"/>enum NFSExceptionType {</text:p>
      <text:p text:style-name="P13"><text:s text:c="8"/>AccessNotPermitted = -EACCES,</text:p>
      <text:p text:style-name="P13"><text:s text:c="8"/>FileNotExist = -ENOENT,</text:p>
      <text:p text:style-name="P13"><text:s text:c="8"/>NotDirectory = -ENOTDIR,</text:p>
      <text:p text:style-name="P13"><text:s text:c="8"/>NotLink = -ENOLINK,</text:p>
      <text:p text:style-name="P13"><text:s text:c="8"/>NotFile = -ENOENT</text:p>
      <text:p text:style-name="P13"><text:s text:c="4"/>};</text:p>
      <text:p text:style-name="P13">}</text:p>
      <text:p text:style-name="P13"/>
      <text:p text:style-name="P13">using NFSExceptionType = NNFSExceptionType::NFSExceptionType;</text:p>
      <text:p text:style-name="P13"/>
      <text:p text:style-name="P13">}</text:p>
      <text:p text:style-name="P13"><text:soft-page-break/></text:p>
      <text:p text:style-name="P13">#endif //CPPFUSE_NNFSEXCEPTIONTYPE_HPP</text:p>
      <text:p text:style-name="P13"/>
      <text:p text:style-name="P13"/>
      <text:p text:style-name="P13">// ../External/RwLock/Include/RwLock/TRwLockTryReadGuard.hpp</text:p>
      <text:p text:style-name="P13"/>
      <text:p text:style-name="P13">#ifndef RWLOCK_TRWLOCKTRYREADGUARD_HPP</text:p>
      <text:p text:style-name="P13">#define RWLOCK_TRWLOCKTRYREADGUARD_HPP</text:p>
      <text:p text:style-name="P13"/>
      <text:p text:style-name="P13">#include &lt;RwLock/TRwLockGuardBase.hpp&gt;</text:p>
      <text:p text:style-name="P13"/>
      <text:p text:style-name="P13">namespace rwl {</text:p>
      <text:p text:style-name="P13"/>
      <text:p text:style-name="P13">template&lt;typename T&gt;</text:p>
      <text:p text:style-name="P13">class TRwLockTryReadGuard : public TRwLockGuardBase&lt;const T&gt; {</text:p>
      <text:p text:style-name="P13"><text:s text:c="4"/>public:</text:p>
      <text:p text:style-name="P13"><text:s text:c="4"/>TRwLockTryReadGuard(const std::shared_mutex* sharedMutex, const T* data, bool&amp; isAcquired)</text:p>
      <text:p text:style-name="P13"><text:s text:c="8"/>: TRwLockGuardBase&lt;const T&gt;(sharedMutex, data) {</text:p>
      <text:p text:style-name="P13"><text:s text:c="8"/>isAcquired = this-&gt;m_pSharedMutex-&gt;try_lock_shared();</text:p>
      <text:p text:style-name="P13"><text:s text:c="4"/>}</text:p>
      <text:p text:style-name="P13"><text:s text:c="4"/>~TRwLockTryReadGuard() { this-&gt;m_pSharedMutex-&gt;unlock_shared(); }</text:p>
      <text:p text:style-name="P13"><text:s text:c="4"/>TRwLockTryReadGuard(TRwLockTryReadGuard&amp;&amp; other) noexcept</text:p>
      <text:p text:style-name="P13"><text:s text:c="8"/>: TRwLockGuardBase&lt;const T&gt;(std::move(other)) {}</text:p>
      <text:p text:style-name="P13">};</text:p>
      <text:p text:style-name="P13"/>
      <text:p text:style-name="P13">}</text:p>
      <text:p text:style-name="P13">#endif //RWLOCK_TRWLOCKTRYREADGUARD_HPP</text:p>
      <text:p text:style-name="P13"/>
      <text:p text:style-name="P13">// ../External/RwLock/Include/RwLock/TRwLockTryWriteGuard.hpp</text:p>
      <text:p text:style-name="P13"/>
      <text:p text:style-name="P13"><text:soft-page-break/>#ifndef RWLOCK_TRWLOCKTRYWRITEGUARD_HPP</text:p>
      <text:p text:style-name="P13">#define RWLOCK_TRWLOCKTRYWRITEGUARD_HPP</text:p>
      <text:p text:style-name="P13"/>
      <text:p text:style-name="P13">#include &lt;RwLock/TRwLockGuardBase.hpp&gt;</text:p>
      <text:p text:style-name="P13"/>
      <text:p text:style-name="P13">namespace rwl {</text:p>
      <text:p text:style-name="P13"/>
      <text:p text:style-name="P13">template&lt;typename T&gt;</text:p>
      <text:p text:style-name="P13">class TRwLockTryWriteGuard : public TRwLockGuardBase&lt;T&gt; {</text:p>
      <text:p text:style-name="P13"><text:s text:c="4"/>public:</text:p>
      <text:p text:style-name="P13"><text:s text:c="4"/>TRwLockTryWriteGuard(const std::shared_mutex* sharedMutex, const T* data, bool&amp; isAcquired)</text:p>
      <text:p text:style-name="P13"><text:s text:c="8"/>: TRwLockGuardBase&lt;T&gt;(sharedMutex, data) {</text:p>
      <text:p text:style-name="P13"><text:s text:c="8"/>isAcquired = this-&gt;m_pSharedMutex-&gt;try_lock();</text:p>
      <text:p text:style-name="P13"><text:s text:c="4"/>};</text:p>
      <text:p text:style-name="P13"><text:s text:c="4"/>~TRwLockTryWriteGuard() { this-&gt;m_pSharedMutex-&gt;unlock(); }</text:p>
      <text:p text:style-name="P13"><text:s text:c="4"/>TRwLockTryWriteGuard(TRwLockTryWriteGuard&amp;&amp; other) noexcept</text:p>
      <text:p text:style-name="P13"><text:s text:c="8"/>: TRwLockGuardBase&lt;T&gt;(std::move(other)) {}</text:p>
      <text:p text:style-name="P13">};</text:p>
      <text:p text:style-name="P13"/>
      <text:p text:style-name="P13">}</text:p>
      <text:p text:style-name="P13"/>
      <text:p text:style-name="P13">#endif //RWLOCK_TRWLOCKTRYWRITEGUARD_HPP</text:p>
      <text:p text:style-name="P13"/>
      <text:p text:style-name="P13"/>
      <text:p text:style-name="P13">// ../External/RwLock/Include/RwLock/TRwLockReadGuard.hpp</text:p>
      <text:p text:style-name="P13"/>
      <text:p text:style-name="P13">#ifndef RWLOCK_TRWLOCKREADGUARD_HPP</text:p>
      <text:p text:style-name="P13">#define RWLOCK_TRWLOCKREADGUARD_HPP</text:p>
      <text:p text:style-name="P13"/>
      <text:p text:style-name="P13">#include &lt;RwLock/TRwLockGuardBase.hpp&gt;</text:p>
      <text:p text:style-name="P13"><text:soft-page-break/></text:p>
      <text:p text:style-name="P13">namespace rwl {</text:p>
      <text:p text:style-name="P13"/>
      <text:p text:style-name="P13">template&lt;typename T&gt;</text:p>
      <text:p text:style-name="P13">class TRwLockReadGuard : public TRwLockGuardBase&lt;const T&gt; {</text:p>
      <text:p text:style-name="P13"><text:s text:c="4"/>public:</text:p>
      <text:p text:style-name="P13"><text:s text:c="4"/>TRwLockReadGuard(const std::shared_mutex* sharedMutex, const T* data)</text:p>
      <text:p text:style-name="P13"><text:s text:c="8"/>: TRwLockGuardBase&lt;const T&gt;(sharedMutex, data) {</text:p>
      <text:p text:style-name="P13"><text:s text:c="8"/>this-&gt;m_pSharedMutex-&gt;lock_shared();</text:p>
      <text:p text:style-name="P13"><text:s text:c="4"/>}</text:p>
      <text:p text:style-name="P13"><text:s text:c="4"/>~TRwLockReadGuard() { this-&gt;m_pSharedMutex-&gt;unlock_shared();}</text:p>
      <text:p text:style-name="P13"><text:s text:c="4"/>TRwLockReadGuard(TRwLockReadGuard&amp;&amp; other) noexcept</text:p>
      <text:p text:style-name="P13"><text:s text:c="8"/>: TRwLockGuardBase&lt;T&gt;(std::move(other)) {}</text:p>
      <text:p text:style-name="P13"/>
      <text:p text:style-name="P13">};</text:p>
      <text:p text:style-name="P13"/>
      <text:p text:style-name="P13">}</text:p>
      <text:p text:style-name="P13"/>
      <text:p text:style-name="P13">#endif //XSYNC_TRWLOCKREADGUARD_HPP</text:p>
      <text:p text:style-name="P13"/>
      <text:p text:style-name="P13"/>
      <text:p text:style-name="P13">// ../External/RwLock/Include/RwLock/TRwLock.hpp</text:p>
      <text:p text:style-name="P13"/>
      <text:p text:style-name="P13">#ifndef RWLOCK_TRWLOCK_HPP</text:p>
      <text:p text:style-name="P13">#define RWLOCK_TRWLOCK_HPP</text:p>
      <text:p text:style-name="P13"/>
      <text:p text:style-name="P13">#include &lt;RwLock/TRwLockWriteGuard.hpp&gt;</text:p>
      <text:p text:style-name="P13">#include &lt;RwLock/TRwLockReadGuard.hpp&gt;</text:p>
      <text:p text:style-name="P13">#include &lt;RwLock/TRwLockTryWriteGuard.hpp&gt;</text:p>
      <text:p text:style-name="P13">#include &lt;RwLock/TRwLockTryReadGuard.hpp&gt;</text:p>
      <text:p text:style-name="P13"/>
      <text:p text:style-name="P13"><text:soft-page-break/>#include &lt;shared_mutex&gt;</text:p>
      <text:p text:style-name="P13">#include &lt;memory&gt;</text:p>
      <text:p text:style-name="P13">#include &lt;optional&gt;</text:p>
      <text:p text:style-name="P13">#include &lt;type_traits&gt;</text:p>
      <text:p text:style-name="P13"/>
      <text:p text:style-name="P13">namespace rwl {</text:p>
      <text:p text:style-name="P13"/>
      <text:p text:style-name="P13">template&lt;typename T&gt;</text:p>
      <text:p text:style-name="P13">class TRwLock {</text:p>
      <text:p text:style-name="P13"><text:s text:c="4"/>public:</text:p>
      <text:p text:style-name="P13"><text:s text:c="4"/>using InnerType = T;</text:p>
      <text:p text:style-name="P13"/>
      <text:p text:style-name="P13"><text:s text:c="4"/>template&lt;typename = std::enable_if_t&lt;std::is_default_constructible_v&lt;T&gt;, void&gt;&gt;</text:p>
      <text:p text:style-name="P13"><text:s text:c="4"/>TRwLock() {};</text:p>
      <text:p text:style-name="P13"/>
      <text:p text:style-name="P13"><text:s text:c="4"/>public:</text:p>
      <text:p text:style-name="P13"><text:s text:c="4"/>template&lt;typename ...Args&gt;</text:p>
      <text:p text:style-name="P13"><text:s text:c="4"/>explicit TRwLock(Args&amp;&amp;... args) : m_xData{T(std::forward&lt;Args&gt;(args)...)} {}</text:p>
      <text:p text:style-name="P13"/>
      <text:p text:style-name="P13"><text:s text:c="4"/>public:</text:p>
      <text:p text:style-name="P13"><text:s text:c="4"/>TRwLock(const TRwLock&amp;)=delete;</text:p>
      <text:p text:style-name="P13"><text:s text:c="4"/>TRwLock&amp; operator=(const TRwLock&amp;)=delete;</text:p>
      <text:p text:style-name="P13"/>
      <text:p text:style-name="P13"><text:s text:c="4"/>public:</text:p>
      <text:p text:style-name="P13"><text:s text:c="4"/>TRwLockReadGuard&lt;T&gt; Read() const { return TRwLockReadGuard&lt;T&gt;(&amp;m_xSharedMutex, &amp;m_xData); }</text:p>
      <text:p text:style-name="P13"><text:s text:c="4"/>TRwLockWriteGuard&lt;T&gt; Write() const { return TRwLockWriteGuard(&amp;m_xSharedMutex, &amp;m_xData); }</text:p>
      <text:p text:style-name="P13"><text:s text:c="4"/>std::optional&lt;TRwLockTryReadGuard&lt;T&gt;&gt; TryRead() const { return TryGuard&lt;TRwLockTryReadGuard&lt;T&gt;&gt;(); }</text:p>
      <text:p text:style-name="P13"><text:s text:c="4"/>std::optional&lt;TRwLockTryWriteGuard&lt;T&gt;&gt; TryWrite() const { return <text:soft-page-break/>TryGuard&lt;TRwLockTryWriteGuard&lt;T&gt;&gt;(); }</text:p>
      <text:p text:style-name="P13"/>
      <text:p text:style-name="P13"><text:s text:c="4"/>protected:</text:p>
      <text:p text:style-name="P13"><text:s text:c="4"/>template&lt;typename TryGuardType&gt;</text:p>
      <text:p text:style-name="P13"><text:s text:c="4"/>std::optional&lt;TryGuardType&gt; TryGuard() const {</text:p>
      <text:p text:style-name="P13"><text:s text:c="8"/>bool isAcquired = false;</text:p>
      <text:p text:style-name="P13"><text:s text:c="8"/>auto guard = std::make_optional&lt;TryGuardType&gt;(&amp;m_xSharedMutex, &amp;m_xData, isAcquired);</text:p>
      <text:p text:style-name="P13"><text:s text:c="8"/>if(!isAcquired) {</text:p>
      <text:p text:style-name="P13"><text:s text:c="12"/>guard.reset();</text:p>
      <text:p text:style-name="P13"><text:s text:c="8"/>}</text:p>
      <text:p text:style-name="P13"><text:s text:c="8"/>return guard;</text:p>
      <text:p text:style-name="P13"><text:s text:c="4"/>}</text:p>
      <text:p text:style-name="P13"/>
      <text:p text:style-name="P13"><text:s text:c="4"/>protected:</text:p>
      <text:p text:style-name="P13"><text:s text:c="4"/>std::shared_mutex m_xSharedMutex;</text:p>
      <text:p text:style-name="P13"><text:s text:c="4"/>T m_xData;</text:p>
      <text:p text:style-name="P13">};</text:p>
      <text:p text:style-name="P13"/>
      <text:p text:style-name="P13">}</text:p>
      <text:p text:style-name="P13"/>
      <text:p text:style-name="P13">#endif //RWLOCK_TRWLOCK_HPP</text:p>
      <text:p text:style-name="P13"/>
      <text:p text:style-name="P13"/>
      <text:p text:style-name="P13">// ../External/RwLock/Include/RwLock/TRwLockWriteGuard.hpp</text:p>
      <text:p text:style-name="P13"/>
      <text:p text:style-name="P13">#ifndef RWLOCK_TRWLOCKWRITEGUARD_HPP</text:p>
      <text:p text:style-name="P13">#define RWLOCK_TRWLOCKWRITEGUARD_HPP</text:p>
      <text:p text:style-name="P13"/>
      <text:p text:style-name="P13">#include &lt;RwLock/TRwLockGuardBase.hpp&gt;</text:p>
      <text:p text:style-name="P13"/>
      <text:p text:style-name="P13"><text:soft-page-break/>namespace rwl {</text:p>
      <text:p text:style-name="P13"/>
      <text:p text:style-name="P13">template&lt;typename T&gt;</text:p>
      <text:p text:style-name="P13">class TRwLockWriteGuard : public TRwLockGuardBase&lt;T&gt; {</text:p>
      <text:p text:style-name="P13"><text:s text:c="4"/>public:</text:p>
      <text:p text:style-name="P13"><text:s text:c="4"/>TRwLockWriteGuard(const std::shared_mutex* sharedMutex, const T* data)</text:p>
      <text:p text:style-name="P13"><text:s text:c="8"/>: TRwLockGuardBase&lt;T&gt;(sharedMutex, data) {</text:p>
      <text:p text:style-name="P13"><text:s text:c="8"/>this-&gt;m_pSharedMutex-&gt;lock();</text:p>
      <text:p text:style-name="P13"><text:s text:c="4"/>}</text:p>
      <text:p text:style-name="P13"><text:s text:c="4"/>~TRwLockWriteGuard() { this-&gt;m_pSharedMutex-&gt;unlock(); }</text:p>
      <text:p text:style-name="P13"><text:s text:c="4"/>TRwLockWriteGuard(TRwLockWriteGuard&amp;&amp; other) noexcept</text:p>
      <text:p text:style-name="P13"><text:s text:c="8"/>: TRwLockGuardBase&lt;T&gt;(std::move(other)) {}</text:p>
      <text:p text:style-name="P13">};</text:p>
      <text:p text:style-name="P13"/>
      <text:p text:style-name="P13">}</text:p>
      <text:p text:style-name="P13"/>
      <text:p text:style-name="P13">#endif //RWLOCK_TRWLOCKWRITEGUARD_HPP</text:p>
      <text:p text:style-name="P13"/>
      <text:p text:style-name="P13"/>
      <text:p text:style-name="P13">// ../External/RwLock/Include/RwLock/TRwLockGuardBase.hpp</text:p>
      <text:p text:style-name="P13"/>
      <text:p text:style-name="P13">#ifndef RWLOCK_TRWLOCKGUARDBASE_HPP</text:p>
      <text:p text:style-name="P13">#define RWLOCK_TRWLOCKGUARDBASE_HPP</text:p>
      <text:p text:style-name="P13"/>
      <text:p text:style-name="P13">#include &lt;shared_mutex&gt;</text:p>
      <text:p text:style-name="P13">#include &lt;memory&gt;</text:p>
      <text:p text:style-name="P13">#include &lt;type_traits&gt;</text:p>
      <text:p text:style-name="P13"/>
      <text:p text:style-name="P13">namespace rwl {</text:p>
      <text:p text:style-name="P13"/>
      <text:p text:style-name="P13">template&lt;typename T&gt;</text:p>
      <text:p text:style-name="P13"><text:soft-page-break/>class TRwLockGuardBase {</text:p>
      <text:p text:style-name="P13"><text:s text:c="4"/>public:</text:p>
      <text:p text:style-name="P13"><text:s text:c="4"/>using InnerType = T;</text:p>
      <text:p text:style-name="P13"/>
      <text:p text:style-name="P13"><text:s text:c="4"/>public:</text:p>
      <text:p text:style-name="P13"><text:s text:c="4"/>TRwLockGuardBase(const std::shared_mutex* sharedMutex, const T* data)</text:p>
      <text:p text:style-name="P13"><text:s text:c="8"/>: <text:s text:c="2"/>m_pSharedMutex{const_cast&lt;std::shared_mutex*&gt;(sharedMutex)},</text:p>
      <text:p text:style-name="P13"><text:s text:c="12"/>m_pData{const_cast&lt;T*&gt;(data)} {}</text:p>
      <text:p text:style-name="P13"><text:s text:c="4"/>~TRwLockGuardBase()=default;</text:p>
      <text:p text:style-name="P13"><text:s text:c="4"/>TRwLockGuardBase(const TRwLockGuardBase&amp;)=delete;</text:p>
      <text:p text:style-name="P13"><text:s text:c="4"/>TRwLockGuardBase&amp; operator=(const TRwLockGuardBase&amp;)=delete;</text:p>
      <text:p text:style-name="P13"><text:s text:c="4"/>TRwLockGuardBase(TRwLockGuardBase&amp;&amp; other) noexcept { MoveInit(std::move(other)); }</text:p>
      <text:p text:style-name="P13"><text:s text:c="4"/>TRwLockGuardBase&amp; operator=(TRwLockGuardBase&amp;&amp; other) noexcept { MoveInit(std::move(other)); }</text:p>
      <text:p text:style-name="P13"/>
      <text:p text:style-name="P13"><text:s text:c="4"/>public:</text:p>
      <text:p text:style-name="P13"><text:s text:c="4"/>inline const T* GetPtr() const { return this-&gt;m_pData; }</text:p>
      <text:p text:style-name="P13"><text:s text:c="4"/>inline T* GetPtr() { return this-&gt;m_pData; }</text:p>
      <text:p text:style-name="P13"/>
      <text:p text:style-name="P13"><text:s text:c="4"/>public:</text:p>
      <text:p text:style-name="P13"><text:s text:c="4"/>inline const T* operator-&gt;() const { return this-&gt;m_pData; }</text:p>
      <text:p text:style-name="P13"><text:s text:c="4"/>inline T* operator-&gt;() { return this-&gt;m_pData; }</text:p>
      <text:p text:style-name="P13"/>
      <text:p text:style-name="P13"><text:s text:c="4"/>public:</text:p>
      <text:p text:style-name="P13"><text:s text:c="4"/>inline const T&amp; operator*() const { return *this-&gt;m_pData; }</text:p>
      <text:p text:style-name="P13"><text:s text:c="4"/>inline T&amp; operator*() { return *this-&gt;m_pData; }</text:p>
      <text:p text:style-name="P13"/>
      <text:p text:style-name="P13"><text:s text:c="4"/>protected:</text:p>
      <text:p text:style-name="P13"><text:s text:c="4"/>void MoveInit(TRwLockGuardBase&amp;&amp; other) noexcept {</text:p>
      <text:p text:style-name="P13"><text:s text:c="8"/>m_pSharedMutex = other.m_pSharedMutex;</text:p>
      <text:p text:style-name="P13"><text:soft-page-break/><text:s text:c="8"/>m_pData = std::move(other.m_pData);</text:p>
      <text:p text:style-name="P13"><text:s text:c="8"/>other.m_pSharedMutex = nullptr;</text:p>
      <text:p text:style-name="P13"><text:s text:c="8"/>other.m_pData = nullptr;</text:p>
      <text:p text:style-name="P13"><text:s text:c="4"/>}</text:p>
      <text:p text:style-name="P13"/>
      <text:p text:style-name="P13"><text:s text:c="4"/>protected:</text:p>
      <text:p text:style-name="P13"><text:s text:c="4"/>std::shared_mutex* m_pSharedMutex;</text:p>
      <text:p text:style-name="P13"><text:s text:c="4"/>T* m_pData;</text:p>
      <text:p text:style-name="P13">};</text:p>
      <text:p text:style-name="P13"/>
      <text:p text:style-name="P13">}</text:p>
      <text:p text:style-name="P13"/>
      <text:p text:style-name="P13">#endif //RWLOCK_TRWLOCKGUARDBASE_HPP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3" fo:font-family="'Times New Roman'" style:font-style-name="Regular" style:font-family-generic="roman" fo:font-weight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9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9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5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5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1T22:38:50.677175926</dc:date>
    <meta:editing-duration>PT2H24M31S</meta:editing-duration>
    <meta:editing-cycles>41</meta:editing-cycles>
    <meta:document-statistic meta:table-count="0" meta:image-count="0" meta:object-count="0" meta:page-count="58" meta:paragraph-count="1302" meta:word-count="4041" meta:character-count="47989" meta:non-whitespace-character-count="41176"/>
  </office:meta>
</office:document-meta>
</file>